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05c902" officeooo:paragraph-rsid="0005c902"/>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paragraph-properties fo:margin-top="0cm" fo:margin-bottom="0cm" style:contextual-spacing="false"/>
    </style:style>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paragraph-properties fo:margin-top="0cm" fo:margin-bottom="0cm" style:contextual-spacing="false"/>
    </style:style>
    <style:style style:name="P36" style:family="paragraph" style:parent-style-name="Text_20_body" style:list-style-name="L19">
      <style:paragraph-properties fo:margin-top="0cm" fo:margin-bottom="0cm" style:contextual-spacing="false"/>
    </style:style>
    <style:style style:name="T1" style:family="text">
      <style:text-properties fo:font-weight="bold"/>
    </style:style>
    <style:style style:name="T2" style:family="text">
      <style:text-properties officeooo:rsid="0006861a"/>
    </style:style>
    <style:style style:name="fr1" style:family="graphic" style:parent-style-name="Graphics">
      <style:graphic-properties fo:margin-left="0.265cm" fo:margin-right="0.265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Графи́ческий форма́т</text:span> — это способ записи графической информации. Графические <text:a xlink:type="simple" xlink:href="https://ru.wikipedia.org/wiki/Форматы_файлов">форматы файлов</text:a> предназначены для хранения изображений, таких как <text:a xlink:type="simple" xlink:href="https://ru.wikipedia.org/wiki/Фотография">фотографии</text:a> и <text:a xlink:type="simple" xlink:href="https://ru.wikipedia.org/wiki/Рисунок">рисунки</text:a>.</text:p>
      <text:p text:style-name="Text_20_body">Графические форматы делятся на <text:a xlink:type="simple" xlink:href="https://ru.wikipedia.org/wiki/Векторная_графика">векторные</text:a> и <text:a xlink:type="simple" xlink:href="https://ru.wikipedia.org/wiki/Растровая_графика">растровые</text:a>.</text:p>
      <text:p text:style-name="Text_20_body">любая информация, хранящаяся в файле, -- это последовательность байт. Каждый байт может принимать значение от 0 до 255 (28-1). Способ записи информации с помощью последовательности байт и называют <text:span text:style-name="Strong_20_Emphasis">форматом файла.</text:span> То есть, <text:span text:style-name="Strong_20_Emphasis">графический формат</text:span> -- это способ записи графической информации. </text:p>
      <text:p text:style-name="Text_20_body">Способ представления изображения оказывает влияние на возможности его редактирования, печати, на объем занимаемой памяти. </text:p>
      <text:p text:style-name="P3">(from wiki <text:span text:style-name="T2">test</text:span>)</text:p>
      <text:h text:style-name="Heading_20_3" text:outline-level="3">Векторный формат</text:h>
      <text:p text:style-name="Text_20_body">  </text:p>
      <text:p text:style-name="Text_20_body">Существуют два основных способа кодирования графической информации: векторный и растровый. При <text:span text:style-name="Strong_20_Emphasis">векторном,</text:span> на котором мы сейчас не будем подробно останавливаться, рисунок представляется в виде комбинации простых геометрических фигур -- точек, отрезков прямых и кривых, окружностей, прямоугольников и т. п. При этом для полного описания рисунка необходимо знать вид и базовые координаты каждой фигуры, например, координаты двух концов отрезка, координаты центра и диаметр окружности и т. д. Этот способ кодирования идеально подходит для рисунков, которые легко представить в виде комбинации простейших фигур, например, для технических чертежей. </text:p>
      <text:h text:style-name="Heading_20_3" text:outline-level="3"><draw:frame draw:style-name="fr1" draw:name="Изображение1" text:anchor-type="paragraph" svg:width="1.997cm" svg:height="0.998cm" draw:z-index="0"><draw:image xlink:href="http://web-design-courses.narod.ru/img/graph_1.gif" xlink:type="simple" xlink:show="embed" xlink:actuate="onLoad"/></draw:frame>Растровый формат</text:h>
      <text:p text:style-name="P1"><text:span text:style-name="Strong_20_Emphasis">Растровый формат,</text:span> с которым мы познакомимся подробнее, характеризуется тем, что все изображение по вертикали и горизонтали разбивается на достаточно мелкие прямоугольники -- так называемые элементы изображения, или <text:span text:style-name="Strong_20_Emphasis">пикселы</text:span> (от английского <text:span text:style-name="Emphasis"><text:span text:style-name="Strong_20_Emphasis">pixel</text:span></text:span><text:span text:style-name="Emphasis"> -- picture element</text:span>). </text:p>
      <text:p text:style-name="Text_20_body">В файле, содержащем растровую графику, хранится информация о цвете каждого пиксела данного изображения. Чем меньше прямоугольники, на которые разбивается изображение, тем больше разрешение <text:span text:style-name="Emphasis"><text:span text:style-name="Strong_20_Emphasis">(resolution)</text:span></text:span>, то есть, тем более мелкие детали можно закодировать в таком графическом файле. </text:p>
      <text:p text:style-name="Text_20_body">Размер <text:span text:style-name="Emphasis"><text:span text:style-name="Strong_20_Emphasis">(size)</text:span></text:span> изображения, хранящегося в файле, задается в виде числа пикселов по горизонтали <text:span text:style-name="Emphasis"><text:span text:style-name="Strong_20_Emphasis">(width)</text:span></text:span> и вертикали <text:span text:style-name="Emphasis"><text:span text:style-name="Strong_20_Emphasis">(height)</text:span></text:span>. Для примера, оптимальное разрешение 15-дюймового монитора, как правило, составляет 1024x768. </text:p>
      <text:h text:style-name="Heading_20_3" text:outline-level="3">Глубина цвета</text:h>
      <text:p text:style-name="Text_20_body">  Кроме размера изображения, важной является информация о количестве цветов, закодированных в файле. Цвет каждого пиксела кодируется определенным числом бит <text:span text:style-name="Emphasis"><text:span text:style-name="Strong_20_Emphasis">(bit)</text:span></text:span><text:span text:style-name="Emphasis">,</text:span> то есть элементарных единиц информации, с которыми может иметь дело компьютер. <text:soft-page-break/>Каждый бит может принимать два значения -- 1 или 0. В зависимости от того, сколько бит отведено для цвета каждого пиксела, возможно кодирование различного числа цветов. Нетрудно сообразить, что если для кодировки отвести лишь один бит, то каждый пиксел может быть либо белым (значение 1), либо черным (значение 0). Такое изображение называют монохромным <text:span text:style-name="Strong_20_Emphasis"><text:span text:style-name="Emphasis">(monochrome)</text:span></text:span>. </text:p>
      <text:p text:style-name="Text_20_body">Далее, если для кодировки отвести четыре бита, то можно закодировать 24=16 различных цветов, отвечающих комбинациям бит от 0000 до 1111. Если отвести 8 бит -- то такой рисунок может содержать 28=256 различных цветов (от 00000000 до 11111111), 16 бит -- 216=65 536 различных цветов (так называемый <text:span text:style-name="Emphasis"><text:span text:style-name="Strong_20_Emphasis">High Color</text:span></text:span>). И, наконец, если отвести 24 бита, то потенциально рисунок может содержать 224=16 777 216 различных цветов и оттенков -- вполне достаточно даже для самого взыскательного художника! В последнем случае кодировка называется <text:span text:style-name="Emphasis">24-bit </text:span><text:span text:style-name="Emphasis"><text:span text:style-name="Strong_20_Emphasis">True Color</text:span></text:span><text:span text:style-name="Emphasis">.</text:span> Следует обратить внимание на слово "потенциально": даже если в файле и отводится 24 бита на каждый пиксел, это еще не означает, что вы действительно сможете насладиться такой богатой палитрой -- ведь технические возможности мониторов ограничены. </text:p>
      <text:h text:style-name="Heading_20_3" text:outline-level="3">RGB-модель</text:h>
      <text:p text:style-name="Text_20_body">  </text:p>
      <text:p text:style-name="Text_20_body">Способ разделения цвета на составляющие компоненты называется <text:span text:style-name="Strong_20_Emphasis">Цветовой моделью</text:span>. В компьютерной графике применяются три цветовые модели: <text:span text:style-name="Strong_20_Emphasis">RGB</text:span>, <text:span text:style-name="Strong_20_Emphasis">CMYK</text:span> и <text:span text:style-name="Strong_20_Emphasis">HSB</text:span>. </text:p>
      <text:p text:style-name="P2"><draw:frame draw:style-name="fr2" draw:name="Изображение2" text:anchor-type="as-char" svg:width="10.848cm" svg:height="6.006cm" draw:z-index="1"><draw:image xlink:href="http://web-design-courses.narod.ru/img/rgb.gif" xlink:type="simple" xlink:show="embed" xlink:actuate="onLoad"/></draw:frame> </text:p>
      <text:p text:style-name="Text_20_body">Наиболее распространенным способом кодирования цвета является модель <text:span text:style-name="Strong_20_Emphasis">RGB</text:span>. При этом способе кодирования любой цвет представляется в виде комбинации трех цветов: красного <text:span text:style-name="Emphasis"><text:span text:style-name="Strong_20_Emphasis">(Red)</text:span></text:span>, зеленого <text:span text:style-name="Emphasis"><text:span text:style-name="Strong_20_Emphasis">(Green)</text:span></text:span> и синего <text:span text:style-name="Emphasis"><text:span text:style-name="Strong_20_Emphasis">(Blue)</text:span></text:span>, взятых с разной интенсивностью. Интенсивность каждого из трех цветов -- это один байт (т. е. число в диапазоне от 0 до 255), который хорошо представляется двумя 16-ричными цифрами (числом от 00 до FF). Таким образом, цвет удобно записывать тремя парами 16-ричных цифр, как это принято, например, в HTML-документах. </text:p>
      <text:p text:style-name="Text_20_body"><text:line-break/><text:span text:style-name="Strong_20_Emphasis">Пример.</text:span> <text:line-break/>В языке гипертекстовой разметки документов HTML цвета можно задавать так: черный -- 000000, белый -- FFFFFF, желтый -- FFFF00 и т. д.; чтобы получить более темный желтый <text:soft-page-break/>цвет, надо одинаково уменьшить интенсивности красного и зеленого -- A7A700. </text:p>
      <text:p text:style-name="Text_20_body">Чем больше значение байта цветовой составляющей, тем ярче этот цвет. При наложении одной составляющей на другую яркость суммарного цвета также увеличивается. </text:p>
      <text:h text:style-name="Heading_20_3" text:outline-level="3">Цветовая модель CMYK</text:h>
      <text:p text:style-name="Text_20_body">  </text:p>
      <text:p text:style-name="Text_20_body">Цветовая модель <text:span text:style-name="Strong_20_Emphasis">CMYK</text:span> соответствует рисованию красками на бумажном листе и используется при работе с отраженным цветом, т. е. для подготовки печатных документов. </text:p>
      <text:p text:style-name="P2"><draw:frame draw:style-name="fr2" draw:name="Изображение3" text:anchor-type="as-char" svg:width="9.128cm" svg:height="6.297cm" draw:z-index="2"><draw:image xlink:href="http://web-design-courses.narod.ru/img/cmyk.gif" xlink:type="simple" xlink:show="embed" xlink:actuate="onLoad"/></draw:frame> </text:p>
      <text:p text:style-name="Text_20_body">Цветовыми составляющими этой модели являются цвета: голубой <text:span text:style-name="Emphasis">(Cyan)</text:span>, лиловый <text:span text:style-name="Emphasis">(Magenta)</text:span>, желтый <text:span text:style-name="Emphasis">(Yellow)</text:span> и черный <text:span text:style-name="Emphasis">(Black)</text:span>. Эти цвета получаются в результате вычитания основных цветов модели <text:span text:style-name="Strong_20_Emphasis">RGB</text:span> из белого цвета. Черный цвет задается отдельно. Увеличение количества краски приводит к уменьшению яркости цвета. </text:p>
      <text:h text:style-name="Heading_20_3" text:outline-level="3">Цветовая модель HSB</text:h>
      <text:p text:style-name="Text_20_body">  </text:p>
      <text:p text:style-name="Text_20_body">Системы цветов <text:span text:style-name="Strong_20_Emphasis">RGB</text:span> и <text:span text:style-name="Strong_20_Emphasis">CMYK</text:span> связаны с ограничениями, накладываемыми аппаратным обеспечением (монитор компьютера в случае <text:span text:style-name="Strong_20_Emphasis">RGB</text:span> и типографские краски в случае <text:span text:style-name="Strong_20_Emphasis">CMYK</text:span>). </text:p>
      <text:p text:style-name="Text_20_body">Цветовая модель <text:span text:style-name="Strong_20_Emphasis">HSB</text:span> наиболее удобна для человека, т. к. она хорошо согласуется с моделью восприятия цвета человеком. Компонентами модели <text:span text:style-name="Strong_20_Emphasis">HSB</text:span> являются: </text:p>
      <text:list xml:id="list1351333507642211227" text:style-name="L1">
        <text:list-item>
          <text:p text:style-name="P24">тон <text:span text:style-name="Emphasis">(Hue)</text:span>; </text:p>
        </text:list-item>
        <text:list-item>
          <text:p text:style-name="P24">насыщенность <text:span text:style-name="Emphasis">(Saturation)</text:span>; </text:p>
        </text:list-item>
        <text:list-item>
          <text:p text:style-name="P5">яркость цвета <text:span text:style-name="Emphasis">(Brightness)</text:span>. </text:p>
        </text:list-item>
      </text:list>
      <text:p text:style-name="Text_20_body">Тон -- это конкретный оттенок цвета. Насыщенность характеризует его интенсивность или чистоту. Яркость же зависит от примеси черной краски, добавленной к данному цвету. </text:p>
      <text:p text:style-name="Text_20_body">Значение цвета выбирается как вектор, выходящий из центра окружности. Точка в центре соответствует белому цвету, а точки по границе окружности -- чистым цветам. Направление вектора определяет цветовой оттенок и задается в угловых градусах. Длина вектора определяет насыщенность цвета. Яркость цвета задают на отдельной оси. </text:p>
      <text:p text:style-name="Text_20_body"><text:soft-page-break/> </text:p>
      <text:h text:style-name="Heading_20_1" text:outline-level="1"><text:bookmark text:name="firstHeading"/>Графические форматы</text:h>
      <text:p text:style-name="Text_20_body"> </text:p>
      <text:p text:style-name="Text_20_body"><text:span text:style-name="Strong_20_Emphasis">Графический формат</text:span> — это способ записи графической информации. Графические форматы файлов предназначены для хранения изображений, таких как фотографии и рисунки. </text:p>
      <text:h text:style-name="Heading_20_2" text:outline-level="2">Растровые форматы</text:h>
      <text:p text:style-name="Text_20_body">Основные растровые форматы: <text:span text:style-name="Strong_20_Emphasis">GIF, BMP, WBMP, PCX, PCD, PSD, FLM, IFF, PXR, PNG, SCT/PICT, PCT, RAW, TIF/TIFF, BMP, JPEG , TGA, FPX, GIF , PhotoCD, MNG, ICO, FLA/SWF</text:span></text:p>
      <text:h text:style-name="Heading_20_2" text:outline-level="2">BMP </text:h>
      <text:p text:style-name="Text_20_body">(от англ. <text:span text:style-name="Emphasis">Bitmap Picture</text:span>) — формат хранения растровых изображений. Изначально формат мог хранить только аппаратно-зависимые растры (англ. <text:span text:style-name="Emphasis">Device Dependent Bitmap, DDB</text:span>), но с развитием технологий отображения графических данных формат <text:span text:style-name="Emphasis">BMP</text:span> стал преимущественно хранить аппаратно-независимые растры (англ. <text:span text:style-name="Emphasis">Device Independent Bitmap, DIB</text:span>).</text:p>
      <text:p text:style-name="Text_20_body">С форматом BMP работает огромное количество программ, так как его поддержка интегрирована в операционные системы Windows и OS/2. Файлы формата BMP могут иметь расширения <text:span text:style-name="Emphasis">.bmp</text:span>, <text:span text:style-name="Emphasis">.dib</text:span> и <text:span text:style-name="Emphasis">.rle</text:span>. Кроме того, данные этого формата включаются в двоичные файлы ресурсов RES и в PE-файлы.</text:p>
      <text:p text:style-name="Text_20_body">Глубина цвета в данном формате может быть от 1 до 24 бит на пиксел, максимальные размеры изображения 65535?65535 пикселов.</text:p>
      <text:p text:style-name="Text_20_body">В формате BMP есть поддержка сжатия по алгоритму <text:a xlink:type="simple" xlink:href="http://ru.wikipedia.org/wiki/RLE">RLE</text:a>, однако теперь существуют форматы с более сильным сжатием, и из-за большого объёма BMP редко используется в Интернете, где для сжатия без потерь используются PNG и более старый GIF.</text:p>
      <text:p text:style-name="P4">Разрабатывался фирмой Microsoft как совместимый со всеми приложениями Windows. В формате BMP можно сохранять черно-белые, серые полутоновые, индексные цветные и цветные изображения системы RGB (но не двухцветные или цветные изображения системы CMYK). Недостаток этих графических форматов: большой объем. Следствие - малая пригодность для Internet-публикаций. </text:p>
      <text:p text:style-name="Horizontal_20_Line"/>
      <text:h text:style-name="Heading_20_2" text:outline-level="2">WBMP</text:h>
      <text:p text:style-name="Text_20_body">Photoshop 7 в модуле Save for Web умеет сохранять картинки в формате Wireless Bitmap (WBMP), специально оптимизированном для сотовых телефонов, смартфонов, карманных компьютеров и прочих мобильных устройств. Описание этого формата вместе с языком <text:soft-page-break/>разметки WML (Wireless Markup Language) включено в спецификацию WAP (Wireless Application Protocol). Кроме Photoshop создавать изображения WBMP способна также Macromedia Fireworks 4 и выше. Формат поддерживает только два цвета, но можно имитировать больше с помощью разброса пикселей (dithering). Теоретически файлы WBMP могут содержать анимацию. Сжатие не поддерживается, что очень удивительно, так как на практике графический файл для WAP не может быть больше 1461 байт (это ограничение связано с небольшим объемом памяти сотовых телефонов). Из-за скромного разрешения дисплеев мобильных устройств безопасный размер файлов ограничено 90х24 пикселями. Помимо вышеперечисленных недостатков WBMP еще довольно сыроват: лишь немногие устройства способны отображать графику в этом формате. </text:p>
      <text:p text:style-name="Horizontal_20_Line"/>
      <text:p text:style-name="Text_20_body"> </text:p>
      <text:h text:style-name="Heading_20_2" text:outline-level="2">GIF </text:h>
      <text:p text:style-name="Text_20_body">(<text:span text:style-name="Strong_20_Emphasis">англ. </text:span><text:span text:style-name="Strong_20_Emphasis"><text:span text:style-name="Emphasis">Graphics Interchange Format</text:span></text:span> — формат для обмена изображениями). GIF — формат хранения графических изображений. Формат GIF способен хранить сжатые данные без потери качества в формате не более 256 цветов. Независящий от аппаратного обеспечения формат GIF был разработан в 1987 году (GIF87a) фирмой CompuServe для передачи растровых изображений по сетям. В 1989-м формат был модифицирован (GIF89a), были добавлены поддержка прозрачности и анимации. GIF использует <text:a xlink:type="simple" xlink:href="http://ru.wikipedia.org/wiki/LZW">LZW</text:a>-компрессию, что позволяет неплохо сжимать файлы, в которых много однородных заливок (логотипы, надписи, схемы).</text:p>
      <text:p text:style-name="Text_20_body">GIF широко используется на страницах Всемирной Паутины.</text:p>
      <text:p text:style-name="Text_20_body"><text:span text:style-name="Strong_20_Emphasis">Произношение названия</text:span></text:p>
      <text:p text:style-name="Text_20_body">Создатели формата произносили его название как "джиф". Тем не менее, в англоязычном мире широко используется и произношение "гиф", основанное на том, что GIF - сокращение от Graphics Interchange Format. Оба варианта произношения указаны как правильные словарями Oxford English Dictionary и American Heritage Dictionary.</text:p>
      <text:p text:style-name="Text_20_body"><text:span text:style-name="Strong_20_Emphasis">Сжатие</text:span> </text:p>
      <text:p text:style-name="Text_20_body">GIF использует формат сжатия <text:a xlink:type="simple" xlink:href="http://ru.wikipedia.org/wiki/LZW">LZW</text:a>. Таким образом, хорошо сжимаются изображения, строки которых имеют повторяющиеся участки. Например, изображения в которых много пикселей одного цвета по горизонтали.</text:p>
      <text:p text:style-name="Text_20_body">Алгоритм сжатия LZW относится к форматам сжатия без потерь. Это означает, что восстановленые из GIF данные будут в точности соответствовать упакованым. Следует отметить, что это верно только для 8-битных изображений с палитрой, для цветной фотографии потери будут обусловлены переводом её к 256 цветам.</text:p>
      <text:p text:style-name="Text_20_body"><text:line-break/>Метод сжатия LZW разработан в 1978 году израильтянами Лемпелом и Зивом и доработан позднее в США. Сжимает данные путём поиска одинаковых последовательностей (они <text:soft-page-break/>называются фразы) во всем файле. Выявленные последовательности сохраняются в таблице, им присваиваются более короткие маркеры (ключи). Так, если в изображении имеются наборы из розового, оранжевого и зелёного пикселов, повторяющиеся 50 раз, LZW выявляет это, присваивает данному набору отдельное число (например, 7) и затем сохраняет эти данные 50 раз в виде числа 7. Метод LZW, так же, как и <text:a xlink:type="simple" xlink:href="http://ru.wikipedia.org/wiki/RLE">RLE</text:a>, лучше действует на участках однородных, свободных от шума цветов, он действует гораздо лучше, чем RLE, при сжатии произвольных графических данных, но процесс кодирования и распаковки происходит медленнее.</text:p>
      <text:p text:style-name="Text_20_body"><text:span text:style-name="Strong_20_Emphasis">Чересстрочный GIF</text:span> </text:p>
      <text:p text:style-name="Text_20_body">Формат GIF допускает чересстрочное хранение данных. При этом строки разбиваются на группы, и меняется порядок хранения строк в файле. При загрузке изображение проявляется постепенно, в несколько проходов. Благодаря этому, имея только часть файла, можно увидеть изображение целиком, но с меньшим разрешением.</text:p>
      <text:p text:style-name="Text_20_body">В чересстрочном GIF’е сначала записываются строки 1, 5, 9 и т. д. Таким образом, загрузив 1/4 данных, пользователь будет иметь представление о целом изображении. Вторым проходом следуют строки 3, 7, 11, разрешение изображения в браузере ещё вдвое увеличивается. Наконец, третий проход передаёт все недостающие строки (2, 4, 6…). Таким образом, задолго до окончания загрузки файла пользователь может понять, что внутри и решить, стоит ли ждать полной загрузки изображения. Чересстрочная запись незначительно увеличивает размер файла, но это, как правило, оправдывается приобретаемым свойством.</text:p>
      <text:p text:style-name="Text_20_body"><text:span text:style-name="Strong_20_Emphasis">Анимированные изображения</text:span> </text:p>
      <text:p text:style-name="Text_20_body">Формат GIF поддерживает анимационные изображения. Фрагменты представляют собой последовательности нескольких статичных кадров, а также информацию о том, сколько времени каждый кадр будет показан на экране. Анимация может быть закольцована, тогда после последнего кадра будет вновь показан первый и так далее.</text:p>
      <text:p text:style-name="Text_20_body"><text:span text:style-name="Strong_20_Emphasis">Патентная защита</text:span> </text:p>
      <text:p text:style-name="Text_20_body">GIF первоначально был проприетарным форматом, однако срок его <text:a xlink:type="simple" xlink:href="http://ru.wikipedia.org/wiki/Патент">патентной</text:a> защиты истёк. В США патент на алгоритм сжатия LZW, использующийся в GIF (патент № 4 558 302) истёк 20 июня 2003 года. Срок действия канадского патента завершился 7 июля 2004 года. Действие патента для Великобритании, Франции, Германии и Италии завершилось 18 июня 2004 года, а для Японии — 20 июня 2004 года.</text:p>
      <text:p text:style-name="Text_20_body">Срок действия последнего патента на GIF истёк 11 августа 2006 года.</text:p>
      <text:p text:style-name="Horizontal_20_Line"/>
      <text:p text:style-name="Text_20_body"> </text:p>
      <text:h text:style-name="Heading_20_2" text:outline-level="2">JPEG </text:h>
      <text:p text:style-name="Text_20_body">JPEG (произносится «джейпег», англ. Joint Photographic Experts Group, по названию организации-разработчика) — один из популярных графических форматов, применяемый для хранения фотоизображений и подобных им изображений. Файлы, содержащие данные JPEG, <text:soft-page-break/>обычно имеют расширения .jpeg, .jfif, .jpg, .JPG, или .JPE. Однако из них .jpg самое популярное расширение на всех платформах. MIME-типом является image/jpeg.</text:p>
      <text:p text:style-name="Text_20_body">Алгоритм JPEG является алгоритмом сжатия данных с потерями.</text:p>
      <text:p text:style-name="Text_20_body"><text:span text:style-name="Strong_20_Emphasis">Область применения</text:span> </text:p>
      <text:p text:style-name="Text_20_body">Алгоритм JPEG в наибольшей степени пригоден для сжатия фотографий и картин, содержащих реалистичные сцены с плавными переходами яркости и цвета. Наибольшее распространение JPEG получил в цифровой фотографии и для хранения и передачи изображений с использованием сети Интернет.</text:p>
      <text:p text:style-name="Text_20_body">С другой стороны, JPEG малопригоден для сжатия чертежей, текстовой и знаковой графики, где резкий контраст между соседними пикселами приводит к появлению заметных артефактов. Такие изображения целесообразно сохранять в форматах без потерь, таких как <text:a xlink:type="simple" xlink:href="http://ru.wikipedia.org/wiki/TIFF">TIFF</text:a>, <text:a xlink:type="simple" xlink:href="http://ru.wikipedia.org/wiki/GIF">GIF</text:a>, <text:a xlink:type="simple" xlink:href="http://ru.wikipedia.org/wiki/PNG">PNG</text:a> или <text:a xlink:type="simple" xlink:href="http://ru.wikipedia.org/wiki/RAW_%28формат_данных%29">RAW</text:a>.</text:p>
      <text:p text:style-name="Text_20_body">JPEG (как и другие методы искажающего сжатия) не подходит для сжатия изображений при многоступенчатой обработке, так как искажения в изображения будут вноситься каждый раз при сохранении промежуточных результатов обработки.</text:p>
      <text:p text:style-name="Text_20_body">JPEG не должен использоваться и в тех случаях, когда недопустимы даже минимальные потери, например, при сжатии астрономических или медицинских изображений. В таких случаях может быть рекомендован предусмотренный стандартом JPEG режим сжатия Lossless JPEG (который, к сожалению, не поддерживается большинством популярных кодеков) или стандарт сжатия <text:a xlink:type="simple" xlink:href="http://ru.wikipedia.org/wiki/JPEG-LS">JPEG-LS</text:a>.</text:p>
      <text:p text:style-name="Text_20_body"><text:span text:style-name="Strong_20_Emphasis">Достоинства и недостатки</text:span> </text:p>
      <text:p text:style-name="Text_20_body">К недостаткам сжатия по стандарту JPEG следует отнести появление на восстановленных изображениях при высоких степенях сжатия характерных артефактов: изображение рассыпается на блоки размером 8x8 пикселов (этот эффект особенно заметен на областях изображения с плавными изменениями яркости), в областях с высокой пространственной частотой (например, на контрастных контурах и границах изображения) возникают артефакты в виде шумовых ореолов. Следует отметить, что стандарт JPEG (ISO/IEC 10918-1, Annex K, п. K.8) предусматривает использование специальных фильтров для подавления блоковых артефактов, но на практике подобные фильтры, несмотря на их высокую эффективность, практически не используются. Однако, несмотря на недостатки, JPEG получил очень широкое распространение из-за достаточно высокой (относительно существовавших во время его появления альтернатив) степени сжатия, поддержке сжатия полноцветных изображений и относительно невысокой вычислительной сложности.</text:p>
      <text:p text:style-name="Text_20_body">Формат JPEG является TrueColor-форматом, то есть может хранить изображения с глубиной цвета 24 бит/пиксел. Такой глубины цвета достаточно для практически точного воспроизведения изображений любой сложности. </text:p>
      <text:p text:style-name="Text_20_body">Предназначен для представления сложных фотоизображений. Разновидность progressive JPEG позволяет сохранять изображения с выводом за указанное количество шагов (от 3 до 5 в Photoshop'e) - сначала с маленьким разрешением (плохим качеством), на следующих этапах <text:soft-page-break/>первичное изображение перерисовывается все более качественной картинкой. Анимация или прозрачный цвет форматом не поддерживаются. </text:p>
      <text:p text:style-name="Text_20_body">Уменьшение размера файла достигается сложным математическим алгоритмом удаления информации - чем заказываемое качество ниже, тем коэффициент сжатия больше, файл меньше. Главное, подобрать максимальное сжатие при минимальной потере качества. Последний идентифицирует и отбрасывает данные, которые человеческий глаз не в состоянии увидеть (незначительные изменения в цвете не различаются человеком, тогда как улавливается даже малейшая разница в интенсивности, поэтому JPEG меньше подходит для обработки черно-белых полутоновых изображений), что приводит к существенному уменьшению размера файла. Таким образом, в отличие от метода сжатия LZW или RLE в результате применения технологии JPEG данные теряются навсегда. Так, файл, однажды записанный в формате JPEG, а затем переведенный, скажем, в TIFF, уже не будет тем же, что и оригинал. </text:p>
      <text:p text:style-name="Text_20_body">Наиболее подходящий формат для размещения в Интернете полноцветных изображений. Вероятно, до появления мощных алгоритмов сжатия изображения без потери качества останется ведущим форматом для представления фотографий в Web. </text:p>
      <text:p text:style-name="Horizontal_20_Line"/>
      <text:h text:style-name="Heading_20_2" text:outline-level="2">JPEG 2000 </text:h>
      <text:p text:style-name="Text_20_body">JPEG 2000 (или jp2) — графический формат, который вместо <text:a xlink:type="simple" xlink:href="http://ru.wikipedia.org/wiki/Дискретное_косинусное_преобразование">дискретного косинусного преобразования</text:a>, характерного для <text:a xlink:type="simple" xlink:href="http://ru.wikipedia.org/wiki/JPEG">JPEG</text:a>, использует технологию <text:a xlink:type="simple" xlink:href="http://ru.wikipedia.org/wiki/Вейвлет-преобразование">вейвлет-преобразования</text:a>, основывающуюся на представлении <text:a xlink:type="simple" xlink:href="http://ru.wikipedia.org/wiki/Цифровой_сигнал">сигнала</text:a> в виде суперпозиции некоторых базовых функций — волновых пакетов.</text:p>
      <text:p text:style-name="Text_20_body">В результате такой компрессии изображение получается более гладким и чётким, а размер файла по сравнению с <text:a xlink:type="simple" xlink:href="http://ru.wikipedia.org/wiki/JPEG">JPEG</text:a> при одинаковом качестве уменьшается ещё на 30 %. JPEG 2000 полностью свободен от главного недостатка своего предшественника: благодаря использованию вейвлетов, изображения в этом формате не содержат знаменитой «решётки» из блоков по 8 пикселей. Новый формат также, как и JPEG, поддерживает так называемое «прогрессивное сжатие», позволяющее по мере загрузки видеть сначала размытое, но затем всё более чёткое изображение.</text:p>
      <text:p text:style-name="Text_20_body">Пока этот формат мало распространён и поддерживается не всеми современными браузерами. Среди поддерживающих jp2 — <text:a xlink:type="simple" xlink:href="http://ru.wikipedia.org/wiki/Safari">Safari</text:a> и <text:a xlink:type="simple" xlink:href="http://ru.wikipedia.org/wiki/Mozilla_Firefox">Mozilla Firefox</text:a> (через <text:a xlink:type="simple" xlink:href="http://ru.wikipedia.org/wiki/Quicktime">Quicktime</text:a>)</text:p>
      <text:p text:style-name="Text_20_body"><text:span text:style-name="Strong_20_Emphasis">Основные преимущества JPEG 2000 по сравнению с JPEG:</text:span></text:p>
      <text:list xml:id="list1444634534449777548" text:style-name="L2">
        <text:list-item>
          <text:p text:style-name="P6">Бо?льшая степень сжатия: на высоких битрейтах, где артефакты незначительны, JPEG 2000 имеет степень сжатия в среднем на 20 % больше, чем JPEG. На низких битрейтах JPEG 2000 также имеет преимущество над основными режимами JPEG. Большая степень сжатия достигается благодаря использованию <text:a xlink:type="simple" xlink:href="http://ru.wikipedia.org/wiki/Дискретное_вейвлет-преобразование">дискретного вейвлет-преобразования</text:a> и более сложного энтропийного кодирования. </text:p>
        </text:list-item>
      </text:list>
      <text:list xml:id="list5955491300255242789" text:style-name="L3">
        <text:list-item>
          <text:p text:style-name="P7">Масштабируемость фрагментов изображений: JPEG 2000 обеспечивает бесшовное сжатие разных компонентов изображения, с каждым компонентом хранится от 1 до 16 <text:soft-page-break/>бит на <text:a xlink:type="simple" xlink:href="http://ru.wikipedia.org/wiki/Семпл">семпл</text:a>. Благодаря разбиению на блоки, можно хранить изображения разных разрешений в одном кодовом потоке. </text:p>
        </text:list-item>
      </text:list>
      <text:list xml:id="list9167229928685381367" text:style-name="L4">
        <text:list-item>
          <text:p text:style-name="P8">Произвольный доступ к кодовому потоку, также иногда называемый доступом к <text:a xlink:type="simple" xlink:href="http://ru.wikipedia.org/w/index.php?title=Области_интереса_%28изображения%29&amp;action=edit&amp;redlink=1">областям интереса</text:a> (англ.): кодовый поток JPEG 2000 обеспечивает несколько механизмов для поддержки произвольного доступа, также поддерживается несколько степеней разбиения на части (области интереса). </text:p>
        </text:list-item>
      </text:list>
      <text:list xml:id="list5297031497462523151" text:style-name="L5">
        <text:list-item>
          <text:p text:style-name="P9">Возможность последовательной сборки: JPEG 2000 обеспечивает возможность последовательного декодирования и вывода изображения сверху вниз без необходимости буферизации всего изображения. </text:p>
        </text:list-item>
      </text:list>
      <text:list xml:id="list7683980914102831992" text:style-name="L6">
        <text:list-item>
          <text:p text:style-name="P10">Гибкий формат файла: форматы файлов JP2 и JPX обеспечивают хранение информации о цветовых пространствах, метаданных и информации для согласованного доступа в сетевых приложениях, взаимодействующих с помощью протокола JPEG Part 9 JPIP. </text:p>
        </text:list-item>
      </text:list>
      <text:p text:style-name="Text_20_body"><text:span text:style-name="Strong_20_Emphasis">Основные области применения этого стандарта:</text:span></text:p>
      <text:list xml:id="list5801102556608939149" text:style-name="L7">
        <text:list-item>
          <text:p text:style-name="P25">цифровой кинематограф; </text:p>
        </text:list-item>
        <text:list-item>
          <text:p text:style-name="P25">мультимедийные устройства (цифровые <text:a xlink:type="simple" xlink:href="http://ru.wikipedia.org/wiki/Видеокамера">видеокамеры</text:a>, <text:a xlink:type="simple" xlink:href="http://ru.wikipedia.org/wiki/Карманный_персональный_компьютер">КПК</text:a>, <text:a xlink:type="simple" xlink:href="http://ru.wikipedia.org/wiki/Сотовый_телефон">мобильные телефоны</text:a> и <text:a xlink:type="simple" xlink:href="http://ru.wikipedia.org/wiki/Смартфон">смартфоны</text:a> для сетей <text:a xlink:type="simple" xlink:href="http://ru.wikipedia.org/wiki/3G">3G</text:a>, цифровые <text:a xlink:type="simple" xlink:href="http://ru.wikipedia.org/wiki/Факс">факсы</text:a>, <text:a xlink:type="simple" xlink:href="http://ru.wikipedia.org/wiki/Принтер">принтеры</text:a>, <text:a xlink:type="simple" xlink:href="http://ru.wikipedia.org/wiki/Сканер">сканеры</text:a>); </text:p>
        </text:list-item>
        <text:list-item>
          <text:p text:style-name="P25"><text:a xlink:type="simple" xlink:href="http://ru.wikipedia.org/wiki/Технология_«клиент-сервер»">клиент-серверные</text:a> взаимодействия (Интернет, базы данных изображений, <text:a xlink:type="simple" xlink:href="http://ru.wikipedia.org/wiki/Потоковое_мультимедиа">потоковое видео</text:a>, видеосерверы); </text:p>
        </text:list-item>
        <text:list-item>
          <text:p text:style-name="P25">военные нужды (<text:a xlink:type="simple" xlink:href="http://ru.wikipedia.org/wiki/Спутниковая_фотосъёмка">спутниковая фотосъёмка</text:a> высокой чёткости, обнаружение движения, <text:a xlink:type="simple" xlink:href="http://ru.wikipedia.org/wiki/Распределённые_вычисления">распределённые сети</text:a> и хранилища); </text:p>
        </text:list-item>
        <text:list-item>
          <text:p text:style-name="P25">медицинские изображения; </text:p>
        </text:list-item>
        <text:list-item>
          <text:p text:style-name="P25">хранение видео; </text:p>
        </text:list-item>
        <text:list-item>
          <text:p text:style-name="P11"><text:a xlink:type="simple" xlink:href="http://ru.wikipedia.org/wiki/Сенсор">сенсорные</text:a> устройства, цифровые устройства и архивы. </text:p>
        </text:list-item>
      </text:list>
      <text:p text:style-name="Text_20_body"><text:span text:style-name="Strong_20_Emphasis">Артефакты, возникающие при сжатии</text:span> </text:p>
      <text:p text:style-name="Text_20_body">Артефакты, возникающие при сжатии по алгоритму JPEG 2000 с высокой степенью компресии (потерь), качественно мало отличаются от артефактов, возникающих при сжатии компрессором JPEG — в тех местах, где оригинальное изображение имело плавные цвето-переходы, — они становятся ещё более плавными (размытыми); в тех же местах где были резкие переходы яркости или цвета (участки изображения с высокой контрастностью) — возникает характерный артефакт в виде яркого контура, обрамляющего границу перехода, незначительно (на пару пикселов) отступающего от более тёмного участка перехода. Различия в артефактах — нет сетки в 8 на 8 пикселей; не искажаются цвета мелких деталей, сильно отличающихся по цвету от фона; артефакты, характерные для JPEG 2000, становятся заметными при больших, чем в случае JPEG, степенях сжатия.</text:p>
      <text:p text:style-name="Text_20_body">Часто фотографическое изображение может быть сжато в отношении 1/20 к оригинальному размеру без появления значительных искажений. Изображение справа демонстрируют различные искажения JPEG 2000 при различных степенях сжатия (верхнее изображение — это оригинал без сжатия). Цифры указывают соотношение размера оригинального BitMap файла к размеру файла Jpeg2000 .</text:p>
      <text:p text:style-name="Text_20_body"><text:soft-page-break/><text:span text:style-name="Strong_20_Emphasis">Сравнение с PNG</text:span> </text:p>
      <text:p text:style-name="Text_20_body">Хотя формат JPEG 2000 поддерживает сжатие без потерь, он не предназначен для усовершенствования наилучшего формата сжатия без потерь.</text:p>
      <text:p text:style-name="Text_20_body">Формат <text:a xlink:type="simple" xlink:href="http://ru.wikipedia.org/wiki/PNG">PNG</text:a> (Portable Network Graphics) более эффективен для изображений, содержащих одноцветные области (при небольшом количестве цветов — например, &lt; 1000), и поддерживает специальные функциональные возможности, которых нет у JPEG 2000.</text:p>
      <text:p text:style-name="Text_20_body">Считается, что в текущей реализации стандартов применение PNG более эффективно для сжатия диаграмм, а JPEG 2000 — для сжатия фотографических изображений.</text:p>
      <text:p text:style-name="Horizontal_20_Line"/>
      <text:h text:style-name="Heading_20_2" text:outline-level="2">PNG </text:h>
      <text:p text:style-name="Text_20_body">PNG (англ. portable network graphics) — <text:a xlink:type="simple" xlink:href="http://ru.wikipedia.org/wiki/Растровая_графика">растровый</text:a> формат хранения графической информации, использующий <text:a xlink:type="simple" xlink:href="http://ru.wikipedia.org/wiki/Сжатие_без_потерь">сжатие без потерь</text:a> по алгоритму <text:a xlink:type="simple" xlink:href="http://ru.wikipedia.org/wiki/Deflate">Deflate</text:a>.</text:p>
      <text:p text:style-name="Text_20_body">PNG был создан как <text:a xlink:type="simple" xlink:href="http://ru.wikipedia.org/wiki/Свободное_программное_обеспечение">свободный</text:a> формат для замены <text:a xlink:type="simple" xlink:href="http://ru.wikipedia.org/wiki/GIF">GIF</text:a>, поэтому в <text:a xlink:type="simple" xlink:href="http://ru.wikipedia.org/wiki/Интернет">Интернете</text:a> появился <text:a xlink:type="simple" xlink:href="http://ru.wikipedia.org/wiki/Бэкроним">бэкроним</text:a> «PNG’s Not GIF»(«PNG — не GIF»).</text:p>
      <text:p text:style-name="Text_20_body">Обычно файлы формата PNG имеют расширение .PNG (.png) и используют обозначение <text:a xlink:type="simple" xlink:href="http://ru.wikipedia.org/wiki/MIME">MIME</text:a>-типа image/png.</text:p>
      <text:p text:style-name="Text_20_body"> </text:p>
      <text:p text:style-name="Text_20_body">Создавался специально для Интернета как замена первых двух форматов и благодаря патентной политике Compuserve постепенно вытесняет GIF (см. выше). Позволяет выбирать палитру сохранения - серые полутона, 256 цветов, true color ("истинные цвета"). В зависимости от свойств изображения действительно иногда предпочтительнее GIF'a или JPG'a. Позволяет использовать "прозрачный" цвет, но, в отличие от GIF'a таких цветов может быть до 256. В отличие от GIF сжатие без потери качества производится и по горизонтали и по вертикали (алгоритм собственный, параметры тоже не настраиваемые). </text:p>
      <text:p text:style-name="Text_20_body">На сегодня самый прогрессивный формат графики для Сети - это png (Portable Network Graphics, читается "пинг"). Этот луч света и уникальное решение кучи головной боли, он позволяет создавать "зоны прозрачности" как .gif, но в довесок может быть и полупрозрачным (сквозь него может просвечивать фон), был, по сути, выпадом независимых групп и консорциумов в сторону безмерно обнаглевшей компании Ulead, которая в 1995 году "прихватизировала" народный алгоритм сжатия без потерь LZW . Вместо последнего в формате png используется алгоритм Deflate, дающий, кстати, несколько лучшие результаты, чем LZW . Изначально призванный заменить морально устаревший gif на искусственных ландшафтах Сети, png предлагает целый ряд новых возможностей, недостаток которых в gif не раз делал его объектом бессильных ругательств. </text:p>
      <text:p text:style-name="Text_20_body"><text:line-break/>Это достаточно "молодой" формат для Web-графики, конкурирующий с GIF. Все последние версии браузеров поддерживают его без специальных подключаемых модулей. Формат поддерживает полутоновые и полноцветные RGB-изображения с единственным альфа-<text:soft-page-break/>каналом, а также индексированные и монохромные изображения без альфа-каналов. Альфа-канал служит маской прозрачности. Таким образом, формат PNG - единственный из распространенных в Интернете форматов, позволяющий получать полноцветные изображения с прозрачным фоном. В формате PNG использован мощный алгоритм сжатия без потерь информации, основанный на популярном LZW-сжатии. Будучи ориентированным на Web, формат PNG не поддерживает многоканальных изображений, цветовых профилей и контуров обтравки. <text:line-break/><text:line-break/>Существует два подформата: PNG8 и PNG24, цифры означают максимальную глубину цвета, возможную в подформате. В PNG24 наконец-то была реализована поддержка 256 градаций прозрачности за счет дополнительного альфа-канала с 256 градациями серого. С помощью этой функции, например, полупрозрачный логотип может выглядеть одинаково на абсолютно любом фоне. К тому же png нашпигован такими полезными возможностями, как двумерный interlacing (т.е. изображение проявляется постепенно не только по строкам, но и по столбцам) и встроенная гамма-коррекция, позволяющая сохранять изображения, яркость которых одинакова как на PC, так и на компьютерах Mac, Sun и Silicon Graphics. Загорелись? Я тоже. Давайте остывать вместе. Ни одна из полезных функций не поддерживается ни одним из существующих браузеров. PNG8 - малораспространен из-за слабой рекламы, создавался специально для Интернета как замена первых двух форматов и благодаря патентной политике Compuserve постепенно вытесняет GIF. Позволяет выбирать палитру сохранения - серые полутона, 256 цветов, true color (истинные цвета). В зависимости от свойств изображения действительно иногда предпочтительнее GIF-a. Позволяет использовать "прозрачный" цвет, но, в отличие от GIF-a таких цветов может быть до 256. В отличие от GIF сжатие без потери качества производится и по горизонтали и по вертикали (алгоритм собственный, параметры тоже ненастраиваемые). Не поддерживает анимацию. </text:p>
      <text:p text:style-name="Text_20_body"><text:line-break/>Почему же такой замечательный и удобный формат не получил распространения? Дело в том что наша "самя любимая" фирма Microsoft сочла этот формат неперспективным на основании того, что разработан он не ими.</text:p>
      <text:p text:style-name="Text_20_body"><text:span text:style-name="Strong_20_Emphasis">История формата</text:span> </text:p>
      <text:p text:style-name="Text_20_body">Днём рождения PNG можно считать 4 января 1995 года, когда Т. Боутелл предложил в ряде конференций <text:a xlink:type="simple" xlink:href="http://ru.wikipedia.org/wiki/Usenet">Usenet</text:a> создать свободный формат, который был бы не хуже GIF. И уже через три недели после публикации идеи были разработаны четыре версии нового формата. Вначале он имел название PBF (Portable Bitmap Format), а нынешнее имя получил 23 января 1995 года. Уже в декабре того же года спецификация PNG версии 0.92 была рассмотрена консорциумом <text:a xlink:type="simple" xlink:href="http://ru.wikipedia.org/wiki/W3C">W3C</text:a>, а с выходом 1 октября 1996 года версии 1.0 PNG был рекомендован в качестве полноправного сетевого формата.</text:p>
      <text:p text:style-name="Text_20_body"><text:span text:style-name="Strong_20_Emphasis">Область применения</text:span> </text:p>
      <text:p text:style-name="Text_20_body">Формат PNG спроектирован для замены устаревшего и более простого формата <text:a xlink:type="simple" xlink:href="http://ru.wikipedia.org/wiki/GIF">GIF</text:a>, а также, в некоторой степени, для замены значительно более сложного формата <text:a xlink:type="simple" xlink:href="http://ru.wikipedia.org/wiki/TIFF">TIFF</text:a>. Формат PNG позиционируется прежде всего для использования в <text:a xlink:type="simple" xlink:href="http://ru.wikipedia.org/wiki/Интернет">Интернете</text:a> и редактирования графики.</text:p>
      <text:p text:style-name="Text_20_body"><text:soft-page-break/>PNG поддерживает три основных типа растровых изображений:</text:p>
      <text:list xml:id="list2409010988181074686" text:style-name="L8">
        <text:list-item>
          <text:p text:style-name="P26"><text:a xlink:type="simple" xlink:href="http://ru.wikipedia.org/wiki/Полутоновое_изображение">Полутоновое изображение</text:a> (с <text:a xlink:type="simple" xlink:href="http://ru.wikipedia.org/wiki/Глубина_цвета">глубиной цвета</text:a> 16 бит) </text:p>
        </text:list-item>
        <text:list-item>
          <text:p text:style-name="P26"><text:a xlink:type="simple" xlink:href="http://ru.wikipedia.org/wiki/Цветное_индексированное_изображение">Цветное индексированное изображение</text:a> (палитра 8 бит для цвета глубиной 24 бит) </text:p>
        </text:list-item>
        <text:list-item>
          <text:p text:style-name="P12"><text:a xlink:type="simple" xlink:href="http://ru.wikipedia.org/wiki/Полноцветное_изображение">Полноцветное изображение</text:a> (с глубиной цвета 48 бит) </text:p>
        </text:list-item>
      </text:list>
      <text:p text:style-name="Text_20_body">Формат PNG хранит графическую информацию в сжатом виде. Причём это сжатие производится без потерь, в отличие, например, от <text:a xlink:type="simple" xlink:href="http://ru.wikipedia.org/wiki/JPEG">JPEG</text:a> с потерями.</text:p>
      <text:p text:style-name="Text_20_body">Он имеет следующие основные преимущества перед GIF:</text:p>
      <text:list xml:id="list1860870012468870955" text:style-name="L9">
        <text:list-item>
          <text:p text:style-name="P27">практически неограниченное количество цветов в изображении (GIF использует в лучшем случае <text:a xlink:type="simple" xlink:href="http://ru.wikipedia.org/wiki/8-битный_цвет">8-битный цвет</text:a>); </text:p>
        </text:list-item>
        <text:list-item>
          <text:p text:style-name="P27">опциональная поддержка <text:a xlink:type="simple" xlink:href="http://ru.wikipedia.org/wiki/Альфа-канал">альфа-канала</text:a>; </text:p>
        </text:list-item>
        <text:list-item>
          <text:p text:style-name="P27">возможность <text:a xlink:type="simple" xlink:href="http://ru.wikipedia.org/wiki/Гамма-коррекция">гамма-коррекции</text:a>; </text:p>
        </text:list-item>
        <text:list-item>
          <text:p text:style-name="P27">двумерная <text:a xlink:type="simple" xlink:href="http://ru.wikipedia.org/wiki/Чересстрочная_развёртка">чересстрочная развёртка</text:a>; </text:p>
        </text:list-item>
        <text:list-item>
          <text:p text:style-name="P13">возможность расширения формата пользовательскими блоками (на этом основан, в частности, <text:a xlink:type="simple" xlink:href="http://ru.wikipedia.org/wiki/APNG">APNG</text:a>). </text:p>
        </text:list-item>
      </text:list>
      <text:p text:style-name="Text_20_body">Формат <text:a xlink:type="simple" xlink:href="http://ru.wikipedia.org/wiki/GIF">GIF</text:a> был разработан фирмой <text:a xlink:type="simple" xlink:href="http://ru.wikipedia.org/w/index.php?title=CompuServe&amp;action=edit&amp;redlink=1">CompuServe</text:a> в 1987 году и не доступен изначально для свободного использования. Некоторое время назад, до окончания в <text:a xlink:type="simple" xlink:href="http://ru.wikipedia.org/wiki/2004_год">2004 году</text:a> действия патентов на алгоритм сжатия <text:a xlink:type="simple" xlink:href="http://ru.wikipedia.org/wiki/LZW">LZW</text:a>, принадлежавших <text:a xlink:type="simple" xlink:href="http://ru.wikipedia.org/w/index.php?title=Unisys&amp;action=edit&amp;redlink=1">Unisys</text:a> и используемых в GIF, его применение в <text:a xlink:type="simple" xlink:href="http://ru.wikipedia.org/wiki/Свободное_программное_обеспечение">свободном программном обеспечении</text:a> было затруднено. На данный момент такие затруднения сняты. PNG же с самого начала использует открытый, не запатентованный алгоритм сжатия <text:a xlink:type="simple" xlink:href="http://ru.wikipedia.org/wiki/Deflate">Deflate</text:a>, бесплатные реализации которого доступны в <text:a xlink:type="simple" xlink:href="http://ru.wikipedia.org/wiki/Интернет">Интернете</text:a>. Этот же алгоритм используют многие программы компрессии данных, в том числе <text:a xlink:type="simple" xlink:href="http://ru.wikipedia.org/wiki/PKZIP">PKZIP</text:a> и <text:a xlink:type="simple" xlink:href="http://ru.wikipedia.org/wiki/Gzip">gzip</text:a> (GNU zip).</text:p>
      <text:p text:style-name="Text_20_body">Формат PNG обладает более высокой степенью сжатия для файлов с большим количеством цветов, чем GIF, но разница составляет около 5-25 %, что недостаточно для абсолютного преобладания формата, так как небольшие 2-16-цветные файлы формат GIF сжимает с не меньшей эффективностью.</text:p>
      <text:p text:style-name="Text_20_body">PNG является хорошим форматом для редактирования изображений, даже для хранения промежуточных стадий редактирования, так как восстановление и пересохранение изображения проходят без потерь в качестве. Также, в отличие, например, от TIFF, спецификация PNG не позволяет авторам реализаций выбирать, какие возможности они собираются реализовать. Поэтому любое сохранённое изображение PNG может быть прочитано в любом другом приложении, поддерживающем PNG.</text:p>
      <text:p text:style-name="Text_20_body">Различные реализации алгоритма Deflate дают разную степень сжатия, поэтому были созданы программы для пережатия изображений с несколькими вариантами настроек в целях получения наилучшего сжатия — например, форк <text:a xlink:type="simple" xlink:href="http://ru.wikipedia.org/w/index.php?title=Pngcrush&amp;action=edit&amp;redlink=1">pngcrush</text:a> <text:a xlink:type="simple" xlink:href="http://ru.wikipedia.org/wiki/OptiPNG">OptiPNG</text:a> и advpng из комплекта <text:a xlink:type="simple" xlink:href="http://ru.wikipedia.org/w/index.php?title=AdvanceCOMP&amp;action=edit&amp;redlink=1">AdvanceCOMP</text:a> (использует <text:a xlink:type="simple" xlink:href="http://ru.wikipedia.org/wiki/7-Zip">7-Zip</text:a>).</text:p>
      <text:p text:style-name="Text_20_body"><text:span text:style-name="Strong_20_Emphasis">Анимация</text:span> </text:p>
      <text:p text:style-name="Text_20_body">Существует одна особенность GIF, которая в PNG не реализована — поддержка множественного изображения, особенно анимации; PNG изначально был предназначен лишь <text:soft-page-break/>для хранения одного изображения в одном файле.</text:p>
      <text:p text:style-name="Text_20_body">Для передачи анимированных изображений был разработан расширенный формат <text:a xlink:type="simple" xlink:href="http://ru.wikipedia.org/wiki/MNG">MNG</text:a>, опубликованный в середине 1999 года и уже поддерживаемый в различных приложениях, однако пока так и не ставший общепринятым.</text:p>
      <text:p text:style-name="Text_20_body">Некоторые — в частности, разработчики <text:a xlink:type="simple" xlink:href="http://ru.wikipedia.org/wiki/Mozilla_Foundation">Mozilla Foundation</text:a> — критиковали MNG за сложность и большой размер реализации, и отсутствие обратной совместимости с PNG. В <text:a xlink:type="simple" xlink:href="http://ru.wikipedia.org/wiki/2004_год">2004 году</text:a> они разработали формат <text:a xlink:type="simple" xlink:href="http://ru.wikipedia.org/wiki/APNG">APNG</text:a>, который не был принят в качестве официального стандарта разработчиками PNG и MNG, но его поддержка к 2008 году была реализована в тестовых сборках некоторых <text:a xlink:type="simple" xlink:href="http://ru.wikipedia.org/wiki/Веб-браузер">веб-браузеров</text:a> и некоторых программах <text:a xlink:type="simple" xlink:href="http://ru.wikipedia.org/wiki/Программа_для_просмотра_изображений">просмотра изображений</text:a>.</text:p>
      <text:p text:style-name="Text_20_body"><text:span text:style-name="Strong_20_Emphasis">Совместимость с браузерами</text:span> </text:p>
      <text:p text:style-name="Text_20_body">Не все <text:a xlink:type="simple" xlink:href="http://ru.wikipedia.org/wiki/Веб-браузер">веб-браузеры</text:a> одинаково отображают содержимое png-файла. Узким местом являются:</text:p>
      <text:list xml:id="list4237648459571518158" text:style-name="L10">
        <text:list-item>
          <text:p text:style-name="P28">частичная прозрачность (<text:a xlink:type="simple" xlink:href="http://ru.wikipedia.org/wiki/Альфа-канал">альфа-канал</text:a>); </text:p>
        </text:list-item>
        <text:list-item>
          <text:p text:style-name="P28">поддержка прозрачности в палитре; </text:p>
        </text:list-item>
        <text:list-item>
          <text:p text:style-name="P14">гамма-коррекция. </text:p>
        </text:list-item>
      </text:list>
      <text:p text:style-name="Text_20_body">Проблема поддержки 32-битной (полной) прозрачности картинки формата PNG в Microsoft Internet Explorer была решена в седьмой версии браузера. Для остальных версий IE есть несколько способов, которые помогут веб-мастеру добиться прозрачности путём включения в веб-страницу специальных функций и скриптов.</text:p>
      <text:p text:style-name="Horizontal_20_Line"/>
      <text:h text:style-name="Heading_20_2" text:outline-level="2">PSD </text:h>
      <text:p text:style-name="Text_20_body">Формат PSD (PhotoShop Document) - это собственный формат программы Adobe Photoshop. Единственный формат, поддерживающий все возможности программы. Предпочтителен для хранения промежуточных результатов редактирования изображений, так как сохраняет их послойную структуру. Все последние версии продуктов фирмы Adobe Systems поддерживают этот формат и позволяют импортировать файлы Photoshop непосредственно. К недостаткам формата PSD можно отнести недостаточную совместимость с другими распространенными приложениями и отсутствие возможности сжатия. <text:line-break/>Поддерживаются все цветовые модели и любая глубина цвета от бело-черного до true color, сжатие без потерь. Начиная с версии 3.0 Adobe добавила поддержку слоев и контуров, поэтому формат версии 2.5 и ранее выделяется в отдельный подформат. Для совместимости с ним в более поздних версиях Photoshop имеется возможность включить режим добавления в файл одного базового слоя, в котором слиты все слои. Такие файлы свободно читаются большинством популярных просмотрщиков, импортируются в другие графические редакторы и программы для 3D моделирования. </text:p>
      <text:p text:style-name="Horizontal_20_Line"/>
      <text:h text:style-name="Heading_20_2" text:outline-level="2"><text:soft-page-break/>TIF, TIFF</text:h>
      <text:p text:style-name="Text_20_body">Формат TIFF (Tagged Image File Format) создан обьединенными силами таких гигантов, как Aldus, Microsoft и Next специально для хранения сканированных изображений. Исключительная гибкость формата сделала его действительно универсальным. ТIFF - один из самых древних форматов в мире микрокомпьютеров, на сегодняшний день он является самым гибким, универсальным и активно развивающимся. В нем можно хранить графику в любом режиме: от битового и индексированных цветов до Lab, CMYK и RGB (кроме дуплексов и многоканальных документов). </text:p>
      <text:p text:style-name="Text_20_body">Хотя с момента его создания прошло уже много времени, TIFF до сих пор является основным форматом, используемым для хранения сканированных изображений и размещения их в издательских системах и программах иллюстрирования. Версии формата существуют на всех компьютерных платформах, что делает его исключительно удобным для переноса растровых изображений между ними. TIFF поддерживает монохромные, индексированные, полутоновые и полноцветные изображения в моделях RGB и CMYK с 8- и 16-битными каналами. Он позволяет хранить обтравочные контуры, калибровочную информацию, параметры печати. Допускается использование любого количества дополнительных альфа-каналов. Дополнительные цветовые каналы не поддерживаются. Большим достоинством формата остается поддержка практически любого алгоритма сжатия. Наиболее распространенным является сжатие без потерь информации по алгоритму LZW (Lempel Ziv Welch), обеспечивающему очень высокую степень компрессии. Кстати, этот же алгоритм используется многочисленными программами сжатия общего назначения, поддерживающими формат ZIP. </text:p>
      <text:p text:style-name="Text_20_body"><text:span text:style-name="Strong_20_Emphasis">Сжатие</text:span> </text:p>
      <text:p text:style-name="Text_20_body">Имеется возможность сохранять изображение в файле формата TIFF со сжатием и без сжатия. Степени сжатия зависят от особенностей самого сохраняемого изображения, а также от используемого алгоритма. Формат TIFF позволяет использовать следующие алгоритмы сжатия:</text:p>
      <text:list xml:id="list3597710033476874566" text:style-name="L11">
        <text:list-item>
          <text:p text:style-name="P29"><text:a xlink:type="simple" xlink:href="http://ru.wikipedia.org/w/index.php?title=PackBits&amp;action=edit&amp;redlink=1">PackBits</text:a> (<text:a xlink:type="simple" xlink:href="http://ru.wikipedia.org/wiki/RLE">RLE</text:a>) </text:p>
        </text:list-item>
        <text:list-item>
          <text:p text:style-name="P29"><text:a xlink:type="simple" xlink:href="http://ru.wikipedia.org/wiki/Lempel-Ziv-Welch">Lempel-Ziv-Welch</text:a> (LZW) </text:p>
        </text:list-item>
        <text:list-item>
          <text:p text:style-name="P29"><text:a xlink:type="simple" xlink:href="http://ru.wikipedia.org/wiki/LZ77">LZ77</text:a> </text:p>
        </text:list-item>
        <text:list-item>
          <text:p text:style-name="P29"><text:a xlink:type="simple" xlink:href="http://ru.wikipedia.org/wiki/ZIP">ZIP</text:a> </text:p>
        </text:list-item>
        <text:list-item>
          <text:p text:style-name="P29"><text:a xlink:type="simple" xlink:href="http://ru.wikipedia.org/wiki/JBIG">JBIG</text:a> </text:p>
        </text:list-item>
        <text:list-item>
          <text:p text:style-name="P29"><text:a xlink:type="simple" xlink:href="http://ru.wikipedia.org/wiki/JPEG">JPEG</text:a> </text:p>
        </text:list-item>
        <text:list-item>
          <text:p text:style-name="P15"><text:a xlink:type="simple" xlink:href="http://ru.wikipedia.org/wiki/CCITT">CCITT</text:a> Group 3, CCITT Group 4 </text:p>
        </text:list-item>
      </text:list>
      <text:p text:style-name="Text_20_body">При этом JPEG является просто инкапсуляцией формата JPEG в формат TIFF. Формат TIFF позволяет хранить изображения, сжатые по стандарту JPEG, без потерь данных (<text:a xlink:type="simple" xlink:href="http://ru.wikipedia.org/wiki/JPEG-LS">JPEG-LS</text:a>).</text:p>
      <text:p text:style-name="Text_20_body">Алгоритмы CCITT Group 3 и 4 предназначены для кодирования <text:a xlink:type="simple" xlink:href="http://ru.wikipedia.org/wiki/Бинарное_изображение">бинарных растровых изображений</text:a>. Первоначально они были разработаны для сетей факсимильной связи (поэтому иногда их называют Fax 3, Fax 4). В настоящий момент они также используются в полиграфии, системах цифровой картографии и географических информационных системах. <text:soft-page-break/>Алгоритм Group 3 напоминает RLE, так как кодирует линейные последовательности пикселов, а Group 4 — двумерные поля пикселов.</text:p>
      <text:p text:style-name="Text_20_body"/>
      <text:p text:style-name="Horizontal_20_Line"/>
      <text:h text:style-name="Heading_20_2" text:outline-level="2">ICO</text:h>
      <text:p text:style-name="Text_20_body">ICO - формат мелких картинок (иконок) в WWW. Картинки используются броузерами для маркировки Web-проектов в строке URL и в избранном. Поддерживается и используется программками для создания иконок типа IconXP.</text:p>
      <text:p text:style-name="Horizontal_20_Line"/>
      <text:h text:style-name="Heading_20_2" text:outline-level="2">RAW </text:h>
      <text:p text:style-name="Text_20_body">(RAW Image Data) </text:p>
      <text:p text:style-name="Text_20_body">Формат разработан для цифровых фотоаппаратов. Это точная копия картинки, запечатленной на матрице во время съемки, представляет из себя три фотографии, снятые в красных, синих и зеленых цветах.<text:line-break/>Расширения RAW-файлов у разных производителей могут отличаться, и их далеко не всегда получается открыть с помощью программ для обработки изображений.<text:line-break/>Хотя если камера поддерживает сохранение RAW, то, как правило, к ней в комплекте прилагается какая-нибудь программа для обработки файлов этого формата.<text:line-break/>В настоящее время корпорацией Adobe предложен формат DNG (Digital Negative Specification), который создан для того, чтобы облегчить жизнь производителям средств для работы с графикой. Некоторые компании (Leica и Pentax) уже включили DNG в свои камеры, однако большинство поставщиков камер всё-таки продолжают использовать свои форматы.</text:p>
      <text:p text:style-name="Text_20_body">Hе поддерживает ничего. То есть совсем. Не хранятся даже данные о количестве каналов, глубине цвета и разрешении, так что во время открытия вам придется вводить эти параметры вручную, по памяти. Изображение хранится просто как поток пикселей с фиксированным заголовком, куда можно впоследствии поместить любую текстовую информацию. Кстати, размер этого заголовка в байтах вам тоже придется указывать при открытии картинки в этом формате. Архаизм? Нет! Просто претензия на полную мультиплатформенность и совместимость со всеми программами. Претензия, к слову сказать, неудачная: далеко не каждый графический редактор или просмотрщик поддерживает raw. Простота, доведенная в погоне за совместимостью до полного маразма. </text:p>
      <text:p text:style-name="Text_20_body">Расширения формата RAW <text:line-break/>.dng — Adobe (универсальный)<text:line-break/>.crw .cr2 — Canon<text:line-break/>.raf — Fuji<text:line-break/>.kdc — Kodak<text:line-break/>.mrw — Minolta<text:line-break/>.nef — Nikon<text:line-break/><text:soft-page-break/>.orf — Olympus<text:line-break/>.ptx .pef — Pentax<text:line-break/>.x3f — Sigma<text:line-break/>.arw — Sony </text:p>
      <text:p text:style-name="Horizontal_20_Line"/>
      <text:h text:style-name="Heading_20_2" text:outline-level="2">PCX</text:h>
      <text:p text:style-name="Text_20_body">Формат PCX (PC eXchange) - один из первых растровых форматов, созданных фирмой ZSoft для программы PC Paintbrush. Поддерживает монохромные, индексированные и полноцветные изображения модели RGB. Не поддерживаются дополнительные цветовые и альфа-канлалы, контуры обтравки, управление цветом. Формат предполагает использование простейшего алгоритма сжатия (Run Length Encoding, RLE) без потерь информации. Ныне имеет преимущественно историческое значение. Свою пальму первенства по примитивизму когда-то взрастил и формат pcx: он почти так же прост внутри, как и bmp. Возможности у этого формата такие же, как и у bmp, только поддержка OS/2 отсутствует. Зато pcx можно посмотреть большинством программ под DOS, в том числе внутренним просмотрщиком Norton Commander. </text:p>
      <text:p text:style-name="Horizontal_20_Line"/>
      <text:h text:style-name="Heading_20_2" text:outline-level="2">PCD </text:h>
      <text:p text:style-name="Text_20_body">Формат PCD (Photo CD) был разработан фирмой Kodak для хранения сканированных фотографических изображений. Сканирование выполняется на специальной аппаратуре (рабочих станциях Kodak, PIW), а его результат записывается на компакт-диск особого формата, Kodak Photo CD. Его можно просматривать с помощью промышленных видеоплееров и игровых приставок на обычном телевизоре. На практике Photo CD чаще применяются в издательских технологиях как источник изображений. Большинство производителей библиотек фотоснимков используют именно этот формат на своих компакт-дисках. Формат PCD имеет ряд полезных особенностей, делающих эту его область применения превалирующей. Файл PCD содержит изображение сразу в нескольких фиксированных разрешениях. Базовое (Base) разрешение, 512x768 пикселов, используется для просмотра на телевизорах NTSC и PAL. Кроме него имеются пониженные разрешения Base4, Base16 и более высокие 4Base, 16Base и 64Base. Последнее разрешение, 64Base, равное 4096x6144 пикселов, есть только на дисках стандарта Pro Master. Любопытно, что наличие в одном файле шести вариантов одного изображения не увеличивает его размер. Дело в том, что копии высокого разрешения представлены в виде разностей с базовым. Таким образом удается избежать дублирования графической информации. Изображения на Photo CD представлены в особой цветовой модели YCC, разработанной специалистами Kodak и во многом аналогичной модели Lab. YCC тоже имеет три базовых компонента, яркостный и два хроматических. Поскольку глаз более чувствителен к яркостям, чем к цвету, половина цветовой информации отбрасывается при сканировании: на каждые два пиксела приходится только одно значение хроматических компонентов. Благодаря этому удается сократить объем графических данных и размер PCD-файла. Для дальнейшего уменьшения размеров файла <text:soft-page-break/>используется обычная схема сжатия без потерь качества LZW. Существуют несколько форматов Photo CD. Формат Master Photo CD содержит изображения, сканированные с обычной фотопленки формата 35 мм. Максимальное разрешение для этого типа 16 Base. Профессиональным фотографам адресован формат Master Pro Photo CD, для которого используется пленка большего формата (120 мм и 4x5 дюймов). Для полиграфических приложений предназначен формат Print Photo CD. Оригинал сканируется профессиональными сканерами (Crosfield, Linotype, Scitex) и сохраняется с несжатым разрешением 64 Base. Формат Catalog Photo CD позволяет разместить на одном диске до 4500 изображений с базовым разрешением. И наконец, на мультимедийные приложения ориентирован формат Portfolio PhotoCD. На компакт-диске такого формата можно разместить до 800 изображений, а также звук, интерактивные сценарии и т. п. </text:p>
      <text:p text:style-name="Horizontal_20_Line"/>
      <text:h text:style-name="Heading_20_2" text:outline-level="2">TGA </text:h>
      <text:p text:style-name="Text_20_body">Довольно старый формат TGA (Targa) создан специально для работы с графическим акселератором TrueVision. Этот акселератор широко используется приложениями на платформе DOS. Формат поддерживает 24-битное и 32-битные RGB изображения с одним альфа-каналом, а также полутоновые, индексированные и 16-битные RGB изображения без альфа-каналов. Обтравочные контуры и цветовые профили не поддерживаются. Также пользуется уважением среди программ DOS формат targa (Truevision Targa Image File). Он поддерживает глубину цвета от 8 до 32 бит на пиксель и использует алгоритм компрессии без потерь RLE . Файлы формата targa часто применялись DOS версией 3DStudio Max для хранения текстур.</text:p>
      <text:p text:style-name="Horizontal_20_Line"/>
      <text:h text:style-name="Heading_20_2" text:outline-level="2"> </text:h>
      <text:h text:style-name="Heading_20_1" text:outline-level="1">Векторные форматы</text:h>
      <text:p text:style-name="Text_20_body">Векторные форматы: WMF, EMF, CGM, EPS, WPG, AutoCAD, DXF, DWG, CDR, AI, PCT, FLA/SWF</text:p>
      <text:p text:style-name="Text_20_body"> </text:p>
      <text:h text:style-name="Heading_20_2" text:outline-level="2">SVG </text:h>
      <text:p text:style-name="Text_20_body">(от Scalable Vector Graphics — масштабируемая векторная графика) — язык разметки масштабируемой векторной графики, созданный Консорциумом Всемирной паутины (W3C) и входящий в подмножество расширяемого языка разметки <text:a xlink:type="simple" xlink:href="http://ru.wikipedia.org/wiki/XML">XML</text:a>, предназначен для описания двумерной векторной и смешанной векторно/растровой графики в формате XML. Поддерживает как неподвижную, так анимированную и интерактивную графику — или, в иных терминах, декларативную и скриптовую. Это открытый стандарт, является рекомендацией консорциума W3C, — организации, разработавшей такие стандарты, как <text:soft-page-break/><text:a xlink:type="simple" xlink:href="http://ru.wikipedia.org/wiki/HTML">HTML</text:a> и <text:a xlink:type="simple" xlink:href="http://ru.wikipedia.org/wiki/XHTML">XHTML</text:a>. Разрабатывается с 1999 года, в 2001 году вышла 1.1 версия, которая остается актуальной до сегодняшнего дня, в активной разработке версия 1.2. В основу SVG легли языки разметки <text:a xlink:type="simple" xlink:href="http://ru.wikipedia.org/wiki/VML">VML</text:a> и <text:a xlink:type="simple" xlink:href="http://ru.wikipedia.org/wiki/PGML">PGML</text:a>.</text:p>
      <text:p text:style-name="Text_20_body">Стандарт, рекомендованый World Wide Web Consortium для описания с помощью XML markup двумерной векторной и комбинированной векторно-растровой графики.<text:line-break/>В браузере SVG-графика отрисовывается с помощью растровых механизмов. Поддержка полупрозрачностей в каждом слое, градиенты линейные, градиенты радиальные, визуальные эффекты (тени, отмывки, блестящие поверхности, текстуры (фактуры), паттерны любой конструкции, символы любой сложности).<text:line-break/>SVG - это формат для двухмерной векторной графики - так определено в спецификации, но с помощью добавления скрипта (а именно JavaScript) внутрь SVG файла можно создавать трехмерные анимированные изображения.<text:line-break/>В SVG может быть встроено растровое изображение, к которому как и к любому другому объекту в SVG может быть применена трансформация, прозрачность и т.д.</text:p>
      <text:p text:style-name="Text_20_body"><text:span text:style-name="Strong_20_Emphasis">Возможности языка</text:span> </text:p>
      <text:list xml:id="list6308447457556681334" text:style-name="L12">
        <text:list-item>
          <text:p text:style-name="P16">Описание путей (<text:a xlink:type="simple" xlink:href="http://ru.wikipedia.org/wiki/Английский_язык">англ.</text:a> path). Позволяет задать любую фигуру компактной строкой, описывающей путь от начальной точки до конечной через любые промежуточные координаты. Строка с данными задаётся атрибутом d тега path и содержит команды, закодированные набором букв и чисел. Буква определяет тип команды, числа — её параметры (чаще всего — координаты). Команды позволяют описывать фигуры, состоящие из <text:a xlink:type="simple" xlink:href="http://ru.wikipedia.org/wiki/Отрезок">отрезков прямых</text:a> (L, H, V), <text:a xlink:type="simple" xlink:href="http://ru.wikipedia.org/wiki/Кривая_Безье">кривых Безье</text:a> (C, S, Q, T) и дуг (A). Пример, описывающий звезду из 5 линий, содержит строку данных с командами M (<text:a xlink:type="simple" xlink:href="http://ru.wikipedia.org/wiki/Английский_язык">англ.</text:a> moveto — переместить) и L (<text:a xlink:type="simple" xlink:href="http://ru.wikipedia.org/wiki/Английский_язык">англ.</text:a> lineto — нарисовать линию), содержащими в качестве аргументов координаты точек по X и Y. </text:p>
        </text:list-item>
      </text:list>
      <text:list xml:id="list1991947039059472272" text:style-name="L13">
        <text:list-item>
          <text:p text:style-name="P30">Описание основных геометрических фигур (многоугольники, прямоугольники, окружности и т. п.). </text:p>
        </text:list-item>
        <text:list-item>
          <text:p text:style-name="P30">Широкой спектр визуальных свойств, которые можно применить к фигурам и путям: окраска, прозрачность, скругление углов и т. д. </text:p>
        </text:list-item>
        <text:list-item>
          <text:p text:style-name="P30"><text:a xlink:type="simple" xlink:href="http://ru.wikipedia.org/wiki/Интерактивность">Интерактивность</text:a>. На каждый отдельный элемент и на целое изображение можно повесить обработчик событий (клик, перемещение, нажатие клавиши и т.д), таким образом, пользователь может управлять рисунком (например — перемещать мышкой некоторые элементы <text:a xlink:type="simple" xlink:href="http://ru.wikipedia.org/wiki/SVG#cite_note-0">[1]</text:a>). </text:p>
        </text:list-item>
        <text:list-item>
          <text:p text:style-name="P17">Анимация и сценарии. С помощью <text:a xlink:type="simple" xlink:href="http://ru.wikipedia.org/wiki/ECMAScript">ECMAScript</text:a> или <text:a xlink:type="simple" xlink:href="http://ru.wikipedia.org/wiki/JavaScript">JavaScript</text:a> можно описывать даже самые сложные сценарии, свзанные с математическими вычислениями координат и пропорций фигур. Вместе с интерактивностью и <text:a xlink:type="simple" xlink:href="http://ru.wikipedia.org/wiki/SMIL">SMIL</text:a> анимацией это дает очень широкие возможности для разработчиков веб-графики. </text:p>
        </text:list-item>
      </text:list>
      <text:p text:style-name="Text_20_body"><text:span text:style-name="Strong_20_Emphasis">Достоинства формата</text:span> </text:p>
      <text:list xml:id="list6072551234052602318" text:style-name="L14">
        <text:list-item>
          <text:p text:style-name="P31">Текстовый формат — файлы SVG можно читать и редактировать (при наличии некоторых навыков) при помощи обычных <text:a xlink:type="simple" xlink:href="http://ru.wikipedia.org/wiki/Текстовый_редактор">текстовых редакторов</text:a>. При просмотре документов, содержащих SVG графику, имеется доступ к просмотру кода просматриваемого файла и возможность сохранения всего документа. Кроме того, <text:soft-page-break/>SVG файлы обычно получаются меньше по размеру, чем сравнимые по качеству изображения в форматах <text:a xlink:type="simple" xlink:href="http://ru.wikipedia.org/wiki/JPEG">JPEG</text:a> или <text:a xlink:type="simple" xlink:href="http://ru.wikipedia.org/wiki/GIF">GIF</text:a>, а также хорошо поддаются сжатию. </text:p>
        </text:list-item>
        <text:list-item>
          <text:p text:style-name="P31">Масштабируемость — SVG является <text:a xlink:type="simple" xlink:href="http://ru.wikipedia.org/wiki/Векторная_графика">векторным форматом</text:a>. Существует возможность увеличить любую часть изображения SVG без потери качества. Дополнительно, к элементам SVG документа возможно применять фильтры — специальные модификаторы для создания эффектов, подобных применяемым при обработке растровых изображений (размытие, выдавливание, сложные системы трансформации и др.) В тексте SVG-кода фильтры описываются тегами, визуализацию которых обеспечивает средство просмотра, что не влияет на размер исходного файла, обеспечивая при этом необходимую иллюстративную выразительность. </text:p>
        </text:list-item>
        <text:list-item>
          <text:p text:style-name="P31">Широко доступно использование растровой графики в SVG документах. Имеется возможность вставлять элементы с изображениями в форматах PNG, GIF или JPG. </text:p>
        </text:list-item>
        <text:list-item>
          <text:p text:style-name="P31">Текст в графике SVG является текстом, а не изображением, поэтому его можно выделять и копировать, он индексируется поисковыми машинами, не нужно создавать дополнительные метафайлы для поисковых серверов. </text:p>
        </text:list-item>
        <text:list-item>
          <text:p text:style-name="P31"><text:a xlink:type="simple" xlink:href="http://ru.wikipedia.org/wiki/Мультипликация">Анимация</text:a> реализована в SVG с помощью языка <text:a xlink:type="simple" xlink:href="http://ru.wikipedia.org/wiki/SMIL">SMIL</text:a> (Synchronized Multimedia Integration Language), разработанного также консорциумом W3C. Поддерживаются скриптовые языки на основе спецификации <text:a xlink:type="simple" xlink:href="http://ru.wikipedia.org/wiki/ECMAScript">ECMAScript</text:a>. SVG-элементами можно управлять с помощью <text:a xlink:type="simple" xlink:href="http://ru.wikipedia.org/wiki/JavaScript">JavaScript</text:a>. Применение <text:a xlink:type="simple" xlink:href="http://ru.wikipedia.org/wiki/Скрипт">скриптов</text:a> и анимации в SVG позволяет создавать динамичную и интерактивную графику. В SVG обеспечивается событийная модель, отслеживаются события (загрузка страницы, изменение ее параметров, события мыши, клавиатуры и др.) Анимация может запускаться по определенному событию (например «onmouseover» или «onclick»), что придаёт графике интерактивность. У каждого элемента есть свои собственные события, к которым можно привязывать отдельные скрипты. </text:p>
        </text:list-item>
        <text:list-item>
          <text:p text:style-name="P31">SVG — открытый стандарт. В отличие от некоторых других форматов, SVG не является чьей-либо собственностью. </text:p>
        </text:list-item>
        <text:list-item>
          <text:p text:style-name="P31">SVG документы легко интегрируются с HTML и XHTML документами. Внешний SVG подключаются через тег &lt;object&gt;, значение атрибута data — имя файла с расширением «.svg», содержащего разметку SVG, type — MIME-тип, то есть image/svg+xml. Атрибуты width и height определяют размеры области SVG по горизонтали и по вертикали. Элементы SVG совместимы с HTML и DHTML. </text:p>
        </text:list-item>
        <text:list-item>
          <text:p text:style-name="P18">Совместимость с <text:a xlink:type="simple" xlink:href="http://ru.wikipedia.org/wiki/Каскадная_таблица_стилей">CSS</text:a> (<text:a xlink:type="simple" xlink:href="http://ru.wikipedia.org/wiki/Английский_язык">англ.</text:a> Cascading Style Sheets). Отображением (форматированием и декорированием) SVG элементов можно управлять с помощью таблицы стилей CSS 2.0 и её расширений, либо напрямую с помощью атрибутов SVG элементов. </text:p>
        </text:list-item>
      </text:list>
      <text:list xml:id="list8681625550056640148" text:style-name="L15">
        <text:list-item>
          <text:p text:style-name="P32">SVG предоставляет все преимущества <text:a xlink:type="simple" xlink:href="http://ru.wikipedia.org/wiki/XML">XML</text:a>: </text:p>
          <text:list>
            <text:list-item>
              <text:p text:style-name="P32">Возможность работы в различных средах. </text:p>
            </text:list-item>
            <text:list-item>
              <text:p text:style-name="P32">Интернационализация (поддержка <text:a xlink:type="simple" xlink:href="http://ru.wikipedia.org/wiki/Юникод">Юникода</text:a>). </text:p>
            </text:list-item>
            <text:list-item>
              <text:p text:style-name="P32">Широкая доступность для различных приложений. </text:p>
            </text:list-item>
            <text:list-item>
              <text:p text:style-name="P32">Лёгкая модификация через стандартные <text:a xlink:type="simple" xlink:href="http://ru.wikipedia.org/wiki/API">API</text:a> — например, <text:a xlink:type="simple" xlink:href="http://ru.wikipedia.org/wiki/Document_Object_Model">DOM</text:a>. SVG поддерживает стандартизированную W3C объектную модель документа DOM, обеспечивая доступ к любому элементу, что даёт широкие возможности по <text:soft-page-break/>динамическому изменению элементов, их атрибутов и событий. </text:p>
            </text:list-item>
            <text:list-item>
              <text:p text:style-name="P19">Лёгкое преобразование таблицами стилей <text:a xlink:type="simple" xlink:href="http://ru.wikipedia.org/wiki/XSLT">XSLT</text:a>. Как любой основанный на XML формат, SVG дает возможность использовать для его обработки таблицы трансформации (XSLT). Преобразуя XML-данные в SVG с помощью простого <text:a xlink:type="simple" xlink:href="http://ru.wikipedia.org/wiki/XSL">XSL</text:a>, можно легко получить графическое представление любых данных, например визуализировать химические молекулы, описанных на языке <text:a xlink:type="simple" xlink:href="http://ru.wikipedia.org/wiki/CML">CML</text:a> (Chemical Markup Language). </text:p>
            </text:list-item>
          </text:list>
        </text:list-item>
      </text:list>
      <text:p text:style-name="Text_20_body"><text:span text:style-name="Strong_20_Emphasis">Недостатки формата</text:span> </text:p>
      <text:list xml:id="list7556114146532761753" text:style-name="L16">
        <text:list-item>
          <text:p text:style-name="P33">SVG наследует все недостатки <text:a xlink:type="simple" xlink:href="http://ru.wikipedia.org/wiki/XML">XML</text:a>, такие как большой размер файла (впрочем, последний компенсируется существованием сжатого формата <text:a xlink:type="simple" xlink:href="http://ru.wikipedia.org/wiki/SVGZ">SVGZ</text:a>). </text:p>
        </text:list-item>
        <text:list-item>
          <text:p text:style-name="P20">Сложность использования в крупных картографических приложениях из-за того, что для правильного отображения маленькой части изображения документ необходимо прочитать целиком. </text:p>
        </text:list-item>
      </text:list>
      <text:p text:style-name="Horizontal_20_Line"/>
      <text:h text:style-name="Heading_20_2" text:outline-level="2">EPS</text:h>
      <text:p text:style-name="Text_20_body">Encapsulated PostScript (EPS) — расширение формата <text:a xlink:type="simple" xlink:href="http://ru.wikipedia.org/wiki/PostScript">PostScript</text:a>, данные в котором записываются в соответствии со стандартом DSС (англ. Document Structuring Conventions), но при этом c рядом расширений, позволяющих использовать этот формат как графический.</text:p>
      <text:p text:style-name="Text_20_body">Формат EPS был создан компанией <text:a xlink:type="simple" xlink:href="http://ru.wikipedia.org/wiki/Adobe">Adobe</text:a> на основе языка <text:a xlink:type="simple" xlink:href="http://ru.wikipedia.org/wiki/PostScript">PostScript</text:a> и послужил базой для создания ранних версий формата <text:a xlink:type="simple" xlink:href="http://ru.wikipedia.org/wiki/Adobe_Illustrator">Adobe Illustrator</text:a>.</text:p>
      <text:p text:style-name="Text_20_body">В своей минимальной конфигурации EPS-файл имеет так называемый BoundingBox DSC comment — информацию, описывающую размер изображения. Таким образом, даже если приложение не может растеризовать данные, содержащиеся в файле, оно имеет доступ к размерам изображения и его preview.</text:p>
      <text:p text:style-name="Text_20_body">Программа <text:a xlink:type="simple" xlink:href="http://ru.wikipedia.org/wiki/QuarkXPress">QuarkXPress</text:a> версий 4, 5 и 6 не может растеризовать данные из EPS-файла, поэтому использует в верстке только preview — уменьшенную копию всего изображения, которая хранится в EPS-файле отдельно от основных данных. Программа <text:a xlink:type="simple" xlink:href="http://ru.wikipedia.org/wiki/Adobe_InDesign">Adobe InDesign</text:a> версий CS-CS4 такого ограничения не имеет. Использование уменьшенной по качеству копии изображения предназначено для упрощения вывода изображения на экран и, как следствие, значительного ускорения работы с вёрсткой. Preview может быть записано в формате <text:a xlink:type="simple" xlink:href="http://ru.wikipedia.org/wiki/TIFF">TIFF</text:a> или <text:a xlink:type="simple" xlink:href="http://ru.wikipedia.org/wiki/WMF">WMF</text:a> (только для <text:a xlink:type="simple" xlink:href="http://ru.wikipedia.org/wiki/РС">РС</text:a>) или вовсе опущено.</text:p>
      <text:p text:style-name="Text_20_body">Формат используется в профессиональной <text:a xlink:type="simple" xlink:href="http://ru.wikipedia.org/wiki/Полиграфия">полиграфии</text:a> и может содержать растровые изображения, векторные изображения, а также их комбинации.</text:p>
      <text:p text:style-name="Text_20_body">Изображение, записанное в формате EPS, может быть сохранено в разных цветовых пространствах: <text:a xlink:type="simple" xlink:href="http://ru.wikipedia.org/wiki/Grayscale">Grayscale</text:a>, <text:a xlink:type="simple" xlink:href="http://ru.wikipedia.org/wiki/RGB">RGB</text:a>, <text:a xlink:type="simple" xlink:href="http://ru.wikipedia.org/wiki/CMYK">CMYK</text:a>, <text:a xlink:type="simple" xlink:href="http://ru.wikipedia.org/wiki/Lab">Lab</text:a>, <text:a xlink:type="simple" xlink:href="http://ru.wikipedia.org/w/index.php?title=Multi-channel&amp;action=edit&amp;redlink=1">Multi-channel</text:a>.</text:p>
      <text:p text:style-name="Text_20_body">Структура данных растрового EPS-файла может быть записана разными методами: <text:a xlink:type="simple" xlink:href="http://ru.wikipedia.org/wiki/ASCII">ASCII</text:a>-данные (текстовые данные), Binary (двоичные данные) и JPEG с различной степенью сжатия.</text:p>
      <text:p text:style-name="Text_20_body">Preview EPS-файла также может быть создано с использованием различных методов <text:soft-page-break/>уменьшения объёма данных: <text:a xlink:type="simple" xlink:href="http://ru.wikipedia.org/wiki/JPEG">JPEG</text:a>, <text:a xlink:type="simple" xlink:href="http://ru.wikipedia.org/wiki/TIFF">TIFF</text:a> (1/8 bit).</text:p>
      <text:p text:style-name="Text_20_body">Он использует упрощенную версию PostScript не может содержать в одном файле более одной страницы, не сохраняет ряд установок для принтера. Как и в файлы печати PostScript, в EPS записывают конечный вариант работы, хотя такие программы, как Adobe Illustrator и Adobe Photoshop могут использовать его как рабочий. EPS предназначен для передачи векторов и растра в издательские системы, создается почти всеми программами, работающими с графикой. </text:p>
      <text:p text:style-name="Horizontal_20_Line"/>
      <text:h text:style-name="Heading_20_2" text:outline-level="2">CDR</text:h>
      <text:p text:style-name="Text_20_body">CDR — <text:a xlink:type="simple" xlink:href="http://ru.wikipedia.org/wiki/Векторное_изображение">векторное изображение</text:a> или рисунок, созданный с помощью программы <text:a xlink:type="simple" xlink:href="http://ru.wikipedia.org/wiki/CorelDRAW">CorelDRAW</text:a>. Данный формат файла разработан компанией <text:a xlink:type="simple" xlink:href="http://ru.wikipedia.org/wiki/Corel">Corel</text:a> для использования в собственных программных продуктах. CDR-файлы не поддерживаются многими программами, предназначенными для редактирования изображений. Однако, файл можно экспортировать с помощью CorelDRAW в другие, более распространенные и популярные форматы изображений.</text:p>
      <text:p text:style-name="Text_20_body">Также, файл CDR можно открыть программой <text:a xlink:type="simple" xlink:href="http://ru.wikipedia.org/wiki/Corel_Paint_Shop_Pro">Corel Paint Shop Pro</text:a>. Для лучшей совместимости, компания Corel рекомендует сохранять файлы в CorelDRAW формате CDR версии 9.0 или более ранней.</text:p>
      <text:p text:style-name="Text_20_body">Для открытия файла CDR версии 10 и более ранней, можно использовать и программу <text:a xlink:type="simple" xlink:href="http://ru.wikipedia.org/wiki/Adobe_Illustrator">Adobe Illustrator</text:a>.</text:p>
      <text:p text:style-name="Horizontal_20_Line"/>
      <text:h text:style-name="Heading_20_2" text:outline-level="2">WMF</text:h>
      <text:p text:style-name="Text_20_body">WMF (англ. Windows MetaFile) — универсальный формат векторных графических файлов для Windows приложений. Используется для хранения коллекции графических изображений <text:a xlink:type="simple" xlink:href="http://ru.wikipedia.org/w/index.php?title=Microsoft_Clip_Gallery&amp;action=edit&amp;redlink=1">Microsoft Clip Gallery</text:a>. Формат разработан Microsoft и является неотъемлемой частью Windows, так как сохраняет последовательность аппаратно-независимых функций <text:a xlink:type="simple" xlink:href="http://ru.wikipedia.org/wiki/GDI">GDI</text:a> (Graphical Device Interface), непосредственно выводящих изображение в заданный контекст графического устройства (на экран, на принтер и т.п.). Очень часто WMF неявно используется для сохранения образа окна вывода программы и его последующего восстановления, а также при переносе информации через буфер обмена (clipboard). Из MS Windows запись и чтение в файл этого формата осуществляются чрезвычайно просто и быстро, в других операционных системах поддержка этого формата бесполезна. Его понимают некоторые программы для Macintosh. На платформе Macintosh аналогичную роль играет формат <text:a xlink:type="simple" xlink:href="http://ru.wikipedia.org/w/index.php?title=PICT&amp;action=edit&amp;redlink=1">PICT</text:a>.</text:p>
      <text:p text:style-name="Horizontal_20_Line"/>
      <text:h text:style-name="Heading_20_2" text:outline-level="2">AI</text:h>
      <text:p text:style-name="Text_20_body">(Adobe Illustrator)<text:line-break/><text:soft-page-break/>Являясь частью семейства Adobe, поддерживают практически все программы, так или иначе связанные с векторной графикой. Лучший посредник при передаче изображений из одной программы в другую, с РС на Macintosh и наоборот. Отличается наибольшей стабильностью и совместимостью с языком PostScript, на который ориентируются практически все издательско-полиграфические приложения.</text:p>
      <text:p text:style-name="Text_20_body">Adobe Illustrator Artwork (AI) is a proprietary file format developed by Adobe Systems for representing single-page vector-based drawings in either the <text:a xlink:type="simple" xlink:href="http://en.wikipedia.org/wiki/Encapsulated_PostScript">EPS</text:a> or <text:a xlink:type="simple" xlink:href="http://en.wikipedia.org/wiki/PDF">PDF</text:a> formats. The .ai filename extension is used by Adobe Illustrator.</text:p>
      <text:p text:style-name="Text_20_body">Early versions of the AI file format are true <text:a xlink:type="simple" xlink:href="http://en.wikipedia.org/wiki/Encapsulated_PostScript">EPS</text:a> files with a restricted, compact syntax, with additional semantics represented by Illustrator-specific <text:a xlink:type="simple" xlink:href="http://en.wikipedia.org/wiki/Document_Structuring_Conventions">DSC comments</text:a> that conform to DSC's Open Structuring Conventions. These files are identical to their corresponding Illustrator EPS counterparts, but with the EPS procsets (<text:a xlink:type="simple" xlink:href="http://en.wikipedia.org/wiki/Library_%28computing%29">procedure sets</text:a>) omitted from the file and instead externally referenced using %%Include <text:a xlink:type="simple" xlink:href="http://en.wikipedia.org/wiki/Directive">directives</text:a>.</text:p>
      <text:p text:style-name="Text_20_body">Recent versions of the AI file format, including the PDF-based formats and recent EPS formats, are based on a native format called <text:a xlink:type="simple" xlink:href="http://en.wikipedia.org/wiki/Progressive_Graphics_File">PGF</text:a> that is unrelated to both EPS and PDF. PDF compatibility is achieved not by extending the PDF format, but by embedding a complete copy of the native <text:a xlink:type="simple" xlink:href="http://en.wikipedia.org/wiki/Progressive_Graphics_File">PGF</text:a> data within the PDF file. The same kind of “dual path” approach is also used when recent versions of Illustrator are saving EPS-compatible files.</text:p>
      <text:p text:style-name="Horizontal_20_Line"/>
      <text:h text:style-name="Heading_20_2" text:outline-level="2">SWF </text:h>
      <text:p text:style-name="Text_20_body">SWF (ShokWaveFlash)<text:line-break/>Формат Flash, продукт компании «Macromedia», позволяющий разрабатывать интерактивные мультимедийные приложения. Сфера использования Flash различна, это могут быть игры, веб-сайты, CD презентации, баннеры и просто мультфильмы. При создании продукта можно использовать медиа, звуковые и графические файлы, можно создавать интерактивные интерфейсы и полноценные веб-приложения с использованием PHP и XML.</text:p>
      <text:p text:style-name="Horizontal_20_Line"/>
      <text:h text:style-name="Heading_20_2" text:outline-level="2">FLA</text:h>
      <text:p text:style-name="Text_20_body">FLA - внутренний формат программы для создания интерактивной анимации Flash</text:p>
      <text:p text:style-name="Horizontal_20_Line"/>
      <text:p text:style-name="Text_20_body"> </text:p>
      <text:h text:style-name="Heading_20_1" text:outline-level="1">Комплексные форматы</text:h>
      <text:p text:style-name="Text_20_body"> </text:p>
      <text:h text:style-name="Heading_20_2" text:outline-level="2"><text:soft-page-break/>PDF</text:h>
      <text:p text:style-name="Text_20_body">Portable Document Format (PDF) — кроссплатформенный формат электронных документов, созданный фирмой Adobe Systems с использованием ряда возможностей языка <text:a xlink:type="simple" xlink:href="http://ru.wikipedia.org/wiki/PostScript">PostScript</text:a>. В первую очередь предназначен для представления в электронном виде полиграфической продукции, — значительное количество современного профессионального печатного оборудования может обрабатывать PDF непосредственно. Для просмотра можно использовать официальную бесплатную программу Adobe Reader, а также программы сторонних разработчиков. Традиционным способом создания PDF-документов является виртуальный принтер, то есть документ как таковой готовится в своей специализированной программе — графической программе или текстовом редакторе, <text:a xlink:type="simple" xlink:href="http://ru.wikipedia.org/wiki/САПР">САПР</text:a> и т. д., а затем экспортируется в формат PDF для распространения в электронном виде, передачи в типографию и т. п.</text:p>
      <text:p text:style-name="Text_20_body">PDF с 1 июля 2008 года является <text:a xlink:type="simple" xlink:href="http://ru.wikipedia.org/wiki/Открытый_стандарт">открытым стандартом</text:a> <text:a xlink:type="simple" xlink:href="http://ru.wikipedia.org/wiki/ISO">ISO</text:a> 32000. Из всех стран, которые принимали участие в голосовании, Франция была против, Россия же воздержалась. Болгария, Китай, Польша, Украина и Япония поддержали формат PDF. </text:p>
      <text:p text:style-name="Text_20_body">Формат PDF позволяет внедрять необходимые шрифты (построчный текст), векторные и растровые изображения, формы и мультимедиа-вставки. Поддерживает <text:a xlink:type="simple" xlink:href="http://ru.wikipedia.org/wiki/RGB">RGB</text:a>, <text:a xlink:type="simple" xlink:href="http://ru.wikipedia.org/wiki/CMYK">CMYK</text:a>, <text:a xlink:type="simple" xlink:href="http://ru.wikipedia.org/wiki/Grayscale">Grayscale</text:a>, <text:a xlink:type="simple" xlink:href="http://ru.wikipedia.org/wiki/Lab">Lab</text:a>, <text:a xlink:type="simple" xlink:href="http://ru.wikipedia.org/w/index.php?title=Duotone&amp;action=edit&amp;redlink=1">Duotone</text:a>, <text:a xlink:type="simple" xlink:href="http://ru.wikipedia.org/wiki/Bitmap">Bitmap</text:a>, несколько типов сжатия растровой информации. Имеет собственные технические форматы для полиграфии: PDF/X-1, PDF/X-3. Включает механизм <text:a xlink:type="simple" xlink:href="http://ru.wikipedia.org/wiki/Электронная_цифровая_подпись">электронных подписей</text:a> для защиты и проверки подлинности документов. В этом формате распространяется большое количество сопутствующей документации.</text:p>
      <text:p text:style-name="Text_20_body"><text:span text:style-name="Strong_20_Emphasis">Общие сведения</text:span> </text:p>
      <text:p text:style-name="Text_20_body">Чаще всего PDF-файл является комбинацией текста с растровой и векторной графикой, реже — текста с формами, JavaScript'ом, 3D-графикой и другими типами элементов.</text:p>
      <text:p text:style-name="Text_20_body">Информационные объёмы двух одинаково выглядящих на экране PDF-документов могут значительно отличаться. Это зависит от:</text:p>
      <text:list xml:id="list1435221303002579048" text:style-name="L17">
        <text:list-item>
          <text:p text:style-name="P34">внедрения или связывания шрифтов и мультимедиа; </text:p>
        </text:list-item>
        <text:list-item>
          <text:p text:style-name="P34">разрешения растровых изображений; </text:p>
        </text:list-item>
        <text:list-item>
          <text:p text:style-name="P34">использования встроенного механизма сжатия всего документа; </text:p>
        </text:list-item>
        <text:list-item>
          <text:p text:style-name="P21">используемых алгоритмов сжатия растровых изображений. </text:p>
        </text:list-item>
      </text:list>
      <text:p text:style-name="Text_20_body">Для создания документа минимального объёма необходимо использовать векторную графику и «безопасные» шрифты. Всего имеется 14 таких шрифтов:</text:p>
      <text:list xml:id="list1101434111214793546" text:style-name="L18">
        <text:list-item>
          <text:p text:style-name="P35"><text:a xlink:type="simple" xlink:href="http://ru.wikipedia.org/wiki/Times_New_Roman">Times</text:a> (v3) (обычный, курсив, полужирный и полужирный курсив) </text:p>
        </text:list-item>
        <text:list-item>
          <text:p text:style-name="P35"><text:a xlink:type="simple" xlink:href="http://ru.wikipedia.org/wiki/Courier">Courier</text:a> (обычный, наклонный, полужирный и полужирный наклонный) </text:p>
        </text:list-item>
        <text:list-item>
          <text:p text:style-name="P35"><text:a xlink:type="simple" xlink:href="http://ru.wikipedia.org/wiki/Helvetica">Helvetica</text:a> (v3) (обычный, наклонный, полужирный и полужирный наклонный) </text:p>
        </text:list-item>
        <text:list-item>
          <text:p text:style-name="P35"><text:a xlink:type="simple" xlink:href="http://ru.wikipedia.org/w/index.php?title=Symbol&amp;action=edit&amp;redlink=1">Symbol</text:a> </text:p>
        </text:list-item>
        <text:list-item>
          <text:p text:style-name="P22"><text:a xlink:type="simple" xlink:href="http://ru.wikipedia.org/w/index.php?title=Zapf_Dingbats&amp;action=edit&amp;redlink=1">Zapf Dingbats</text:a> </text:p>
        </text:list-item>
      </text:list>
      <text:p text:style-name="Text_20_body">Эти шрифты можно использовать без внедрения в документ — их должны правильно отображать все программы. Любые другие шрифты, которые не были внедрены в документ и <text:soft-page-break/>отсутствуют в <text:a xlink:type="simple" xlink:href="http://ru.wikipedia.org/wiki/Операционная_система">системе</text:a>, будут отображаться одним из имеющихся, что может стать причиной увеличения или уменьшения числа страниц, количества символов в строке, межстрочного интервала и других неприятностей, связанных с <text:a xlink:type="simple" xlink:href="http://ru.wikipedia.org/w/index.php?title=Метрика_шрифта&amp;action=edit&amp;redlink=1">метрикой шрифта</text:a>.</text:p>
      <text:p text:style-name="Text_20_body"> </text:p>
      <text:p text:style-name="Text_20_body">Преимущество формата PDF в том, что он позволяет «сжимать» информацию. Тем самым возможно хранение с большим объемом информации. Все документы с легкостью просматриваются. Это имеет большое значение при архивации и осуществлении допечатной подготовки.</text:p>
      <text:p text:style-name="Horizontal_20_Line"/>
      <text:h text:style-name="Heading_20_2" text:outline-level="2">DjVu</text:h>
      <text:p text:style-name="Text_20_body">DjVu (от фр. deja vu — «уже виденное») — технология <text:a xlink:type="simple" xlink:href="http://ru.wikipedia.org/wiki/Сжатие_данных_с_потерями">сжатия изображений с потерями</text:a>, разработанная специально для хранения сканированных документов — книг, журналов, рукописей и прочее, где обилие формул, схем, рисунков и рукописных символов делает чрезвычайно трудоёмким их полноценное <text:a xlink:type="simple" xlink:href="http://ru.wikipedia.org/wiki/Распознавание_образов">распознавание</text:a>. Также является эффективным решением, если необходимо передать все нюансы оформления, например, исторических документов, где важное значение имеет не только содержание, но и цвет и фактура бумаги; дефекты пергамента: трещинки, следы от складывания; исправления, кляксы, отпечатки пальцев; следы, оставленные другими предметами и т.д.</text:p>
      <text:p text:style-name="Text_20_body">DjVu стал основой для нескольких <text:a xlink:type="simple" xlink:href="http://ru.wikipedia.org/wiki/Электронные_библиотеки">библиотек</text:a> научных книг. Огромное количество книг в этом формате доступно в <text:a xlink:type="simple" xlink:href="http://ru.wikipedia.org/wiki/Файлообменная_сеть">файлообменных сетях</text:a>.</text:p>
      <text:p text:style-name="Text_20_body">Формат оптимизирован для передачи по сети таким образом, что страницу можно просматривать ещё до завершения скачивания. DjVu-файл может содержать текстовый (<text:a xlink:type="simple" xlink:href="http://ru.wikipedia.org/wiki/OCR">OCR</text:a>) слой, что позволяет осуществлять полнотекстовый поиск по файлу. Кроме того, DjVu-файл может содержать встроенное интерактивное оглавление и активные области — ссылки, что позволяет реализовать удобную навигацию в DjVu-книгах.</text:p>
      <text:p text:style-name="Text_20_body"><text:span text:style-name="Strong_20_Emphasis">Используемые технологии</text:span> </text:p>
      <text:p text:style-name="Text_20_body">Для сжатия цветных изображений в DjVu применяется специальная технология, разделяющая исходное изображение на три слоя: передний план, задний план и чёрно-белую (однобитовую) маску. Маска сохраняется с разрешением исходного файла; именно она содержит изображение текста и прочие чёткие детали. Разрешение заднего плана, в котором остаются иллюстрации и текстура страницы, понижается для экономии места. Передний план содержит цветовую информацию о деталях, не попавших в задний план; его разрешение понижается ещё сильнее. Затем задний и передний планы сжимаются с помощью <text:a xlink:type="simple" xlink:href="http://ru.wikipedia.org/wiki/Вейвлет">вейвлет</text:a>-преобразования, а маска — алгоритмом <text:a xlink:type="simple" xlink:href="http://ru.wikipedia.org/w/index.php?title=JB2&amp;action=edit&amp;redlink=1">JB2</text:a>.</text:p>
      <text:p text:style-name="Text_20_body">Особенностью алгоритма JB2 является то, что он ищет на странице повторяющиеся символы и сохраняет их изображение только один раз. В многостраничных документах каждые несколько подряд идущих страниц пользуются общим «словарём» изображений.</text:p>
      <text:p text:style-name="Text_20_body">Для сжатия большинства книг можно обойтись только двумя цветами. В этом случае <text:soft-page-break/>используется всего один слой, что позволяет достичь рекордной степени сжатия. В типичной книге с чёрно-белыми иллюстрациями, отсканированной с разрешением 600 <text:a xlink:type="simple" xlink:href="http://ru.wikipedia.org/wiki/Dpi">dpi</text:a>, средний размер страницы составляет около 15 <text:a xlink:type="simple" xlink:href="http://ru.wikipedia.org/wiki/Килобайт">Кб</text:a>, то есть приблизительно в 100 раз меньше, чем исходный файл. Однако, при этом не стоит забывать, что в DjVu используется <text:a xlink:type="simple" xlink:href="http://ru.wikipedia.org/wiki/Сжатие_данных_с_потерями">сжатие данных с потерями</text:a>. Для особо важных документов, возможно, будет разумнее использовать более «надёжные» форматы: <text:a xlink:type="simple" xlink:href="http://ru.wikipedia.org/wiki/PNG">PNG</text:a>, <text:a xlink:type="simple" xlink:href="http://ru.wikipedia.org/wiki/JPEG_2000">JPEG 2000</text:a>, <text:a xlink:type="simple" xlink:href="http://ru.wikipedia.org/wiki/TIFF">TIFF</text:a> и т. п. В общей сложности выигрыш объёма в этом случае составляет 4—10 раз.</text:p>
      <text:p text:style-name="Text_20_body">В основе формата DjVu лежат несколько технологий, разработанных в <text:a xlink:type="simple" xlink:href="http://ru.wikipedia.org/wiki/AT%26T">AT&amp;T</text:a> Labs. Это:</text:p>
      <text:list xml:id="list1033707775539166097" text:style-name="L19">
        <text:list-item>
          <text:p text:style-name="P36">алгоритм отделения текста от фона на отсканированном изображении; </text:p>
        </text:list-item>
        <text:list-item>
          <text:p text:style-name="P36">вейвлетный алгоритм сжатия фона <text:a xlink:type="simple" xlink:href="http://ru.wikipedia.org/w/index.php?title=IW44&amp;action=edit&amp;redlink=1">IW44</text:a>; </text:p>
        </text:list-item>
        <text:list-item>
          <text:p text:style-name="P36">алгоритм сжатия чёрно-белых изображений JB2; </text:p>
        </text:list-item>
        <text:list-item>
          <text:p text:style-name="P36">универсальный алгоритм сжатия <text:a xlink:type="simple" xlink:href="http://ru.wikipedia.org/w/index.php?title=ZP&amp;action=edit&amp;redlink=1">ZP</text:a>; </text:p>
        </text:list-item>
        <text:list-item>
          <text:p text:style-name="P36">алгоритм распаковки «по запросу»; </text:p>
        </text:list-item>
        <text:list-item>
          <text:p text:style-name="P23">алгоритм «маскировки» изображений; </text:p>
        </text:list-item>
      </text:list>
      <text:p text:style-name="Text_20_body"><text:span text:style-name="Strong_20_Emphasis">Текстовое представление изображений DjVu</text:span> </text:p>
      <text:p text:style-name="Text_20_body">Формат DjVu предусматривает наличие текстового слоя, который содержит текст со страницы. (Используется для лёгкого копирования текста из документа при работе с ним). В случае, если текстовый слой недоступен, единственный метод получения текста — выполнение <text:a xlink:type="simple" xlink:href="http://ru.wikipedia.org/wiki/OCR">оптического распознавания</text:a> (в сторонних программах).</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23:57:36.114639098</meta:creation-date>
    <dc:date>2014-10-05T14:52:35.146284055</dc:date>
    <meta:editing-duration>P0D</meta:editing-duration>
    <meta:editing-cycles>3</meta:editing-cycles>
    <meta:generator>LibreOffice/4.2.6.3$Linux_x86 LibreOffice_project/420m0$Build-3</meta:generator>
    <meta:document-statistic meta:table-count="0" meta:image-count="3" meta:object-count="0" meta:page-count="25" meta:paragraph-count="271" meta:word-count="7843" meta:character-count="59249" meta:non-whitespace-character-count="51497"/>
  </office:meta>
</office:document-meta>
</file>